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4.521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3.277cm"/>
    </style:style>
    <style:style style:name="co14" style:family="table-column">
      <style:table-column-properties fo:break-before="auto" style:column-width="4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11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11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11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1"/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40"/>
    <style:style style:name="ce2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ani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</table:table-row>
      </table:table>
      <table:table table:name="Zadanie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/>
          <table:table-cell table:style-name="ce1" office:value-type="string" calcext:value-type="string">
            <text:p>Wykształcenie</text:p>
          </table:table-cell>
          <table:table-cell table:style-name="ce5" office:value-type="string" calcext:value-type="string">
            <text:p>Count - Wykształce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/>
          <table:table-cell table:style-name="ce2" office:value-type="string" calcext:value-type="string">
            <text:p>podstawowe</text:p>
          </table:table-cell>
          <table:table-cell table:style-name="ce6" office:value-type="percentage" office:value="0.25" calcext:value-type="percentage">
            <text:p>25,00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3" office:value-type="string" calcext:value-type="string">
            <text:p>średnie</text:p>
          </table:table-cell>
          <table:table-cell table:style-name="ce7" office:value-type="percentage" office:value="0.322916666666667" calcext:value-type="percentage">
            <text:p>32,29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3" office:value-type="string" calcext:value-type="string">
            <text:p>wyższe</text:p>
          </table:table-cell>
          <table:table-cell table:style-name="ce8" office:value-type="percentage" office:value="0.427083333333333" calcext:value-type="percentage">
            <text:p>42,71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/>
          <table:table-cell table:style-name="ce4" office:value-type="string" calcext:value-type="string">
            <text:p>Total Result</text:p>
          </table:table-cell>
          <table:table-cell table:style-name="ce9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</table:table>
      <table:table table:name="ZadanieC" table:style-name="ta1">
        <table:shapes>
          <draw:frame draw:z-index="0" draw:style-name="gr1" draw:text-style-name="P1" svg:width="15.999cm" svg:height="8.999cm" svg:x="23.437cm" svg:y="1.056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/>
          <table:table-cell table:style-name="ce1" office:value-type="string" calcext:value-type="string">
            <text:p>Wykształcenie</text:p>
          </table:table-cell>
          <table:table-cell table:style-name="ce5" office:value-type="string" calcext:value-type="string">
            <text:p>Count - Wykształce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/>
          <table:table-cell table:style-name="ce2" office:value-type="string" calcext:value-type="string">
            <text:p>podstawowe</text:p>
          </table:table-cell>
          <table:table-cell table:style-name="ce6" office:value-type="percentage" office:value="0.25" calcext:value-type="percentage">
            <text:p>25,00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3" office:value-type="string" calcext:value-type="string">
            <text:p>średnie</text:p>
          </table:table-cell>
          <table:table-cell table:style-name="ce7" office:value-type="percentage" office:value="0.322916666666667" calcext:value-type="percentage">
            <text:p>32,29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3" office:value-type="string" calcext:value-type="string">
            <text:p>wyższe</text:p>
          </table:table-cell>
          <table:table-cell table:style-name="ce8" office:value-type="percentage" office:value="0.427083333333333" calcext:value-type="percentage">
            <text:p>42,71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/>
          <table:table-cell table:style-name="ce4" office:value-type="string" calcext:value-type="string">
            <text:p>Total Result</text:p>
          </table:table-cell>
          <table:table-cell table:style-name="ce9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number-columns-repeated="6"/>
        </table:table-row>
      </table:table>
      <table:table table:name="Zadani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office:value-type="string" calcext:value-type="string">
            <text:p>DochodWarun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3-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formula="of:=IF([.D2] &lt; 30000; &quot;&lt;30&quot;; IF(AND([.D2] &gt;= 30000; [.D2] &lt; 50000); &quot;&gt;30 &amp; &lt;50&quot;; IF([.D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12-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formula="of:=IF([.D3] &lt; 30000; &quot;&lt;30&quot;; IF(AND([.D3] &gt;= 30000; [.D3] &lt; 50000); &quot;&gt;30 &amp; &lt;50&quot;; IF([.D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-9-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formula="of:=IF([.D4] &lt; 30000; &quot;&lt;30&quot;; IF(AND([.D4] &gt;= 30000; [.D4] &lt; 50000); &quot;&gt;30 &amp; &lt;50&quot;; IF([.D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-11-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formula="of:=IF([.D5] &lt; 30000; &quot;&lt;30&quot;; IF(AND([.D5] &gt;= 30000; [.D5] &lt; 50000); &quot;&gt;30 &amp; &lt;50&quot;; IF([.D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-11-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formula="of:=IF([.D6] &lt; 30000; &quot;&lt;30&quot;; IF(AND([.D6] &gt;= 30000; [.D6] &lt; 50000); &quot;&gt;30 &amp; &lt;50&quot;; IF([.D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3-5-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formula="of:=IF([.D7] &lt; 30000; &quot;&lt;30&quot;; IF(AND([.D7] &gt;= 30000; [.D7] &lt; 50000); &quot;&gt;30 &amp; &lt;50&quot;; IF([.D7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-6-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formula="of:=IF([.D8] &lt; 30000; &quot;&lt;30&quot;; IF(AND([.D8] &gt;= 30000; [.D8] &lt; 50000); &quot;&gt;30 &amp; &lt;50&quot;; IF([.D8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7-4-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formula="of:=IF([.D9] &lt; 30000; &quot;&lt;30&quot;; IF(AND([.D9] &gt;= 30000; [.D9] &lt; 50000); &quot;&gt;30 &amp; &lt;50&quot;; IF([.D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-10-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formula="of:=IF([.D10] &lt; 30000; &quot;&lt;30&quot;; IF(AND([.D10] &gt;= 30000; [.D10] &lt; 50000); &quot;&gt;30 &amp; &lt;50&quot;; IF([.D10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-4-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formula="of:=IF([.D11] &lt; 30000; &quot;&lt;30&quot;; IF(AND([.D11] &gt;= 30000; [.D11] &lt; 50000); &quot;&gt;30 &amp; &lt;50&quot;; IF([.D1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-1-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formula="of:=IF([.D12] &lt; 30000; &quot;&lt;30&quot;; IF(AND([.D12] &gt;= 30000; [.D12] &lt; 50000); &quot;&gt;30 &amp; &lt;50&quot;; IF([.D12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1" office:value-type="string" calcext:value-type="string">
            <text:p>DochodWarunek</text:p>
          </table:table-cell>
          <table:table-cell table:style-name="ce5" office:value-type="string" calcext:value-type="string">
            <text:p>Count - DochodWarune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3-9-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IF([.D13] &lt; 30000; &quot;&lt;30&quot;; IF(AND([.D13] &gt;= 30000; [.D13] &lt; 50000); &quot;&gt;30 &amp; &lt;50&quot;; IF([.D13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2" office:value-type="string" calcext:value-type="string">
            <text:p>&lt;30</text:p>
          </table:table-cell>
          <table:table-cell table:style-name="ce6" office:value-type="percentage" office:value="0.552083333333333" calcext:value-type="percentage">
            <text:p>55,21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-3-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formula="of:=IF([.D14] &lt; 30000; &quot;&lt;30&quot;; IF(AND([.D14] &gt;= 30000; [.D14] &lt; 50000); &quot;&gt;30 &amp; &lt;50&quot;; IF([.D14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3" office:value-type="string" calcext:value-type="string">
            <text:p>&gt;30 &amp; &lt;50</text:p>
          </table:table-cell>
          <table:table-cell table:style-name="ce7"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-4-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formula="of:=IF([.D15] &lt; 30000; &quot;&lt;30&quot;; IF(AND([.D15] &gt;= 30000; [.D15] &lt; 50000); &quot;&gt;30 &amp; &lt;50&quot;; IF([.D15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3" office:value-type="string" calcext:value-type="string">
            <text:p>&gt;50</text:p>
          </table:table-cell>
          <table:table-cell table:style-name="ce8" office:value-type="percentage" office:value="0.114583333333333" calcext:value-type="percentage">
            <text:p>11,46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-4-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formula="of:=IF([.D16] &lt; 30000; &quot;&lt;30&quot;; IF(AND([.D16] &gt;= 30000; [.D16] &lt; 50000); &quot;&gt;30 &amp; &lt;50&quot;; IF([.D16] &gt;= 50000; &quot;&gt;50&quot;; &quot;Not sth&quot;)))" office:value-type="string" office:string-value="&lt;30" calcext:value-type="string">
            <text:p>&lt;30</text:p>
          </table:table-cell>
          <table:table-cell/>
          <table:table-cell table:style-name="ce4" office:value-type="string" calcext:value-type="string">
            <text:p>Total Result</text:p>
          </table:table-cell>
          <table:table-cell table:style-name="ce9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-10-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formula="of:=IF([.D17] &lt; 30000; &quot;&lt;30&quot;; IF(AND([.D17] &gt;= 30000; [.D17] &lt; 50000); &quot;&gt;30 &amp; &lt;50&quot;; IF([.D1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-10-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formula="of:=IF([.D18] &lt; 30000; &quot;&lt;30&quot;; IF(AND([.D18] &gt;= 30000; [.D18] &lt; 50000); &quot;&gt;30 &amp; &lt;50&quot;; IF([.D1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8-12-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formula="of:=IF([.D19] &lt; 30000; &quot;&lt;30&quot;; IF(AND([.D19] &gt;= 30000; [.D19] &lt; 50000); &quot;&gt;30 &amp; &lt;50&quot;; IF([.D19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5-11-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formula="of:=IF([.D20] &lt; 30000; &quot;&lt;30&quot;; IF(AND([.D20] &gt;= 30000; [.D20] &lt; 50000); &quot;&gt;30 &amp; &lt;50&quot;; IF([.D2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3-9-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formula="of:=IF([.D21] &lt; 30000; &quot;&lt;30&quot;; IF(AND([.D21] &gt;= 30000; [.D21] &lt; 50000); &quot;&gt;30 &amp; &lt;50&quot;; IF([.D2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-7-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formula="of:=IF([.D22] &lt; 30000; &quot;&lt;30&quot;; IF(AND([.D22] &gt;= 30000; [.D22] &lt; 50000); &quot;&gt;30 &amp; &lt;50&quot;; IF([.D22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-8-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formula="of:=IF([.D23] &lt; 30000; &quot;&lt;30&quot;; IF(AND([.D23] &gt;= 30000; [.D23] &lt; 50000); &quot;&gt;30 &amp; &lt;50&quot;; IF([.D2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-4-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formula="of:=IF([.D24] &lt; 30000; &quot;&lt;30&quot;; IF(AND([.D24] &gt;= 30000; [.D24] &lt; 50000); &quot;&gt;30 &amp; &lt;50&quot;; IF([.D2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6-1-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formula="of:=IF([.D25] &lt; 30000; &quot;&lt;30&quot;; IF(AND([.D25] &gt;= 30000; [.D25] &lt; 50000); &quot;&gt;30 &amp; &lt;50&quot;; IF([.D2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2-6-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formula="of:=IF([.D26] &lt; 30000; &quot;&lt;30&quot;; IF(AND([.D26] &gt;= 30000; [.D26] &lt; 50000); &quot;&gt;30 &amp; &lt;50&quot;; IF([.D2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9-3-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formula="of:=IF([.D27] &lt; 30000; &quot;&lt;30&quot;; IF(AND([.D27] &gt;= 30000; [.D27] &lt; 50000); &quot;&gt;30 &amp; &lt;50&quot;; IF([.D2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-12-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formula="of:=IF([.D28] &lt; 30000; &quot;&lt;30&quot;; IF(AND([.D28] &gt;= 30000; [.D28] &lt; 50000); &quot;&gt;30 &amp; &lt;50&quot;; IF([.D2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-9-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IF([.D29] &lt; 30000; &quot;&lt;30&quot;; IF(AND([.D29] &gt;= 30000; [.D29] &lt; 50000); &quot;&gt;30 &amp; &lt;50&quot;; IF([.D2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11-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formula="of:=IF([.D30] &lt; 30000; &quot;&lt;30&quot;; IF(AND([.D30] &gt;= 30000; [.D30] &lt; 50000); &quot;&gt;30 &amp; &lt;50&quot;; IF([.D3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8-10-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IF([.D31] &lt; 30000; &quot;&lt;30&quot;; IF(AND([.D31] &gt;= 30000; [.D31] &lt; 50000); &quot;&gt;30 &amp; &lt;50&quot;; IF([.D3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1-5-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formula="of:=IF([.D32] &lt; 30000; &quot;&lt;30&quot;; IF(AND([.D32] &gt;= 30000; [.D32] &lt; 50000); &quot;&gt;30 &amp; &lt;50&quot;; IF([.D3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-6-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formula="of:=IF([.D33] &lt; 30000; &quot;&lt;30&quot;; IF(AND([.D33] &gt;= 30000; [.D33] &lt; 50000); &quot;&gt;30 &amp; &lt;50&quot;; IF([.D3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1-4-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formula="of:=IF([.D34] &lt; 30000; &quot;&lt;30&quot;; IF(AND([.D34] &gt;= 30000; [.D34] &lt; 50000); &quot;&gt;30 &amp; &lt;50&quot;; IF([.D3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-9-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formula="of:=IF([.D35] &lt; 30000; &quot;&lt;30&quot;; IF(AND([.D35] &gt;= 30000; [.D35] &lt; 50000); &quot;&gt;30 &amp; &lt;50&quot;; IF([.D3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4-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formula="of:=IF([.D36] &lt; 30000; &quot;&lt;30&quot;; IF(AND([.D36] &gt;= 30000; [.D36] &lt; 50000); &quot;&gt;30 &amp; &lt;50&quot;; IF([.D36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8-12-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formula="of:=IF([.D37] &lt; 30000; &quot;&lt;30&quot;; IF(AND([.D37] &gt;= 30000; [.D37] &lt; 50000); &quot;&gt;30 &amp; &lt;50&quot;; IF([.D37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-8-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formula="of:=IF([.D38] &lt; 30000; &quot;&lt;30&quot;; IF(AND([.D38] &gt;= 30000; [.D38] &lt; 50000); &quot;&gt;30 &amp; &lt;50&quot;; IF([.D3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-2-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formula="of:=IF([.D39] &lt; 30000; &quot;&lt;30&quot;; IF(AND([.D39] &gt;= 30000; [.D39] &lt; 50000); &quot;&gt;30 &amp; &lt;50&quot;; IF([.D3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-3-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IF([.D40] &lt; 30000; &quot;&lt;30&quot;; IF(AND([.D40] &gt;= 30000; [.D40] &lt; 50000); &quot;&gt;30 &amp; &lt;50&quot;; IF([.D4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-3-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formula="of:=IF([.D41] &lt; 30000; &quot;&lt;30&quot;; IF(AND([.D41] &gt;= 30000; [.D41] &lt; 50000); &quot;&gt;30 &amp; &lt;50&quot;; IF([.D4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-8-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formula="of:=IF([.D42] &lt; 30000; &quot;&lt;30&quot;; IF(AND([.D42] &gt;= 30000; [.D42] &lt; 50000); &quot;&gt;30 &amp; &lt;50&quot;; IF([.D4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-9-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IF([.D43] &lt; 30000; &quot;&lt;30&quot;; IF(AND([.D43] &gt;= 30000; [.D43] &lt; 50000); &quot;&gt;30 &amp; &lt;50&quot;; IF([.D4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-11-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formula="of:=IF([.D44] &lt; 30000; &quot;&lt;30&quot;; IF(AND([.D44] &gt;= 30000; [.D44] &lt; 50000); &quot;&gt;30 &amp; &lt;50&quot;; IF([.D44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8-10-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formula="of:=IF([.D45] &lt; 30000; &quot;&lt;30&quot;; IF(AND([.D45] &gt;= 30000; [.D45] &lt; 50000); &quot;&gt;30 &amp; &lt;50&quot;; IF([.D4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4-8-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formula="of:=IF([.D46] &lt; 30000; &quot;&lt;30&quot;; IF(AND([.D46] &gt;= 30000; [.D46] &lt; 50000); &quot;&gt;30 &amp; &lt;50&quot;; IF([.D46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0-5-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formula="of:=IF([.D47] &lt; 30000; &quot;&lt;30&quot;; IF(AND([.D47] &gt;= 30000; [.D47] &lt; 50000); &quot;&gt;30 &amp; &lt;50&quot;; IF([.D4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-6-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formula="of:=IF([.D48] &lt; 30000; &quot;&lt;30&quot;; IF(AND([.D48] &gt;= 30000; [.D48] &lt; 50000); &quot;&gt;30 &amp; &lt;50&quot;; IF([.D4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9-3-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formula="of:=IF([.D49] &lt; 30000; &quot;&lt;30&quot;; IF(AND([.D49] &gt;= 30000; [.D49] &lt; 50000); &quot;&gt;30 &amp; &lt;50&quot;; IF([.D4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9-12-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formula="of:=IF([.D50] &lt; 30000; &quot;&lt;30&quot;; IF(AND([.D50] &gt;= 30000; [.D50] &lt; 50000); &quot;&gt;30 &amp; &lt;50&quot;; IF([.D5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3-4-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formula="of:=IF([.D51] &lt; 30000; &quot;&lt;30&quot;; IF(AND([.D51] &gt;= 30000; [.D51] &lt; 50000); &quot;&gt;30 &amp; &lt;50&quot;; IF([.D5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-4-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formula="of:=IF([.D52] &lt; 30000; &quot;&lt;30&quot;; IF(AND([.D52] &gt;= 30000; [.D52] &lt; 50000); &quot;&gt;30 &amp; &lt;50&quot;; IF([.D5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3-5-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formula="of:=IF([.D53] &lt; 30000; &quot;&lt;30&quot;; IF(AND([.D53] &gt;= 30000; [.D53] &lt; 50000); &quot;&gt;30 &amp; &lt;50&quot;; IF([.D5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8-5-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formula="of:=IF([.D54] &lt; 30000; &quot;&lt;30&quot;; IF(AND([.D54] &gt;= 30000; [.D54] &lt; 50000); &quot;&gt;30 &amp; &lt;50&quot;; IF([.D5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-11-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formula="of:=IF([.D55] &lt; 30000; &quot;&lt;30&quot;; IF(AND([.D55] &gt;= 30000; [.D55] &lt; 50000); &quot;&gt;30 &amp; &lt;50&quot;; IF([.D55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-11-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formula="of:=IF([.D56] &lt; 30000; &quot;&lt;30&quot;; IF(AND([.D56] &gt;= 30000; [.D56] &lt; 50000); &quot;&gt;30 &amp; &lt;50&quot;; IF([.D5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-2-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formula="of:=IF([.D57] &lt; 30000; &quot;&lt;30&quot;; IF(AND([.D57] &gt;= 30000; [.D57] &lt; 50000); &quot;&gt;30 &amp; &lt;50&quot;; IF([.D5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-1-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formula="of:=IF([.D58] &lt; 30000; &quot;&lt;30&quot;; IF(AND([.D58] &gt;= 30000; [.D58] &lt; 50000); &quot;&gt;30 &amp; &lt;50&quot;; IF([.D5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-11-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formula="of:=IF([.D59] &lt; 30000; &quot;&lt;30&quot;; IF(AND([.D59] &gt;= 30000; [.D59] &lt; 50000); &quot;&gt;30 &amp; &lt;50&quot;; IF([.D5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5-8-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formula="of:=IF([.D60] &lt; 30000; &quot;&lt;30&quot;; IF(AND([.D60] &gt;= 30000; [.D60] &lt; 50000); &quot;&gt;30 &amp; &lt;50&quot;; IF([.D6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-9-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formula="of:=IF([.D61] &lt; 30000; &quot;&lt;30&quot;; IF(AND([.D61] &gt;= 30000; [.D61] &lt; 50000); &quot;&gt;30 &amp; &lt;50&quot;; IF([.D6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-6-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formula="of:=IF([.D62] &lt; 30000; &quot;&lt;30&quot;; IF(AND([.D62] &gt;= 30000; [.D62] &lt; 50000); &quot;&gt;30 &amp; &lt;50&quot;; IF([.D6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5-3-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formula="of:=IF([.D63] &lt; 30000; &quot;&lt;30&quot;; IF(AND([.D63] &gt;= 30000; [.D63] &lt; 50000); &quot;&gt;30 &amp; &lt;50&quot;; IF([.D6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1-7-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formula="of:=IF([.D64] &lt; 30000; &quot;&lt;30&quot;; IF(AND([.D64] &gt;= 30000; [.D64] &lt; 50000); &quot;&gt;30 &amp; &lt;50&quot;; IF([.D6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-4-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formula="of:=IF([.D65] &lt; 30000; &quot;&lt;30&quot;; IF(AND([.D65] &gt;= 30000; [.D65] &lt; 50000); &quot;&gt;30 &amp; &lt;50&quot;; IF([.D6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0-1-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formula="of:=IF([.D66] &lt; 30000; &quot;&lt;30&quot;; IF(AND([.D66] &gt;= 30000; [.D66] &lt; 50000); &quot;&gt;30 &amp; &lt;50&quot;; IF([.D6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9-10-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formula="of:=IF([.D67] &lt; 30000; &quot;&lt;30&quot;; IF(AND([.D67] &gt;= 30000; [.D67] &lt; 50000); &quot;&gt;30 &amp; &lt;50&quot;; IF([.D6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7-12-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formula="of:=IF([.D68] &lt; 30000; &quot;&lt;30&quot;; IF(AND([.D68] &gt;= 30000; [.D68] &lt; 50000); &quot;&gt;30 &amp; &lt;50&quot;; IF([.D6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-12-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formula="of:=IF([.D69] &lt; 30000; &quot;&lt;30&quot;; IF(AND([.D69] &gt;= 30000; [.D69] &lt; 50000); &quot;&gt;30 &amp; &lt;50&quot;; IF([.D69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2-6-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formula="of:=IF([.D70] &lt; 30000; &quot;&lt;30&quot;; IF(AND([.D70] &gt;= 30000; [.D70] &lt; 50000); &quot;&gt;30 &amp; &lt;50&quot;; IF([.D7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3-7-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formula="of:=IF([.D71] &lt; 30000; &quot;&lt;30&quot;; IF(AND([.D71] &gt;= 30000; [.D71] &lt; 50000); &quot;&gt;30 &amp; &lt;50&quot;; IF([.D71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9-5-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formula="of:=IF([.D72] &lt; 30000; &quot;&lt;30&quot;; IF(AND([.D72] &gt;= 30000; [.D72] &lt; 50000); &quot;&gt;30 &amp; &lt;50&quot;; IF([.D7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-11-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formula="of:=IF([.D73] &lt; 30000; &quot;&lt;30&quot;; IF(AND([.D73] &gt;= 30000; [.D73] &lt; 50000); &quot;&gt;30 &amp; &lt;50&quot;; IF([.D73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5-5-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formula="of:=IF([.D74] &lt; 30000; &quot;&lt;30&quot;; IF(AND([.D74] &gt;= 30000; [.D74] &lt; 50000); &quot;&gt;30 &amp; &lt;50&quot;; IF([.D74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3-2-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formula="of:=IF([.D75] &lt; 30000; &quot;&lt;30&quot;; IF(AND([.D75] &gt;= 30000; [.D75] &lt; 50000); &quot;&gt;30 &amp; &lt;50&quot;; IF([.D7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9-10-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formula="of:=IF([.D76] &lt; 30000; &quot;&lt;30&quot;; IF(AND([.D76] &gt;= 30000; [.D76] &lt; 50000); &quot;&gt;30 &amp; &lt;50&quot;; IF([.D7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-4-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formula="of:=IF([.D77] &lt; 30000; &quot;&lt;30&quot;; IF(AND([.D77] &gt;= 30000; [.D77] &lt; 50000); &quot;&gt;30 &amp; &lt;50&quot;; IF([.D7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-4-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formula="of:=IF([.D78] &lt; 30000; &quot;&lt;30&quot;; IF(AND([.D78] &gt;= 30000; [.D78] &lt; 50000); &quot;&gt;30 &amp; &lt;50&quot;; IF([.D7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-5-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formula="of:=IF([.D79] &lt; 30000; &quot;&lt;30&quot;; IF(AND([.D79] &gt;= 30000; [.D79] &lt; 50000); &quot;&gt;30 &amp; &lt;50&quot;; IF([.D7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6-5-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formula="of:=IF([.D80] &lt; 30000; &quot;&lt;30&quot;; IF(AND([.D80] &gt;= 30000; [.D80] &lt; 50000); &quot;&gt;30 &amp; &lt;50&quot;; IF([.D80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7-10-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formula="of:=IF([.D81] &lt; 30000; &quot;&lt;30&quot;; IF(AND([.D81] &gt;= 30000; [.D81] &lt; 50000); &quot;&gt;30 &amp; &lt;50&quot;; IF([.D81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4-11-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formula="of:=IF([.D82] &lt; 30000; &quot;&lt;30&quot;; IF(AND([.D82] &gt;= 30000; [.D82] &lt; 50000); &quot;&gt;30 &amp; &lt;50&quot;; IF([.D82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-1-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formula="of:=IF([.D83] &lt; 30000; &quot;&lt;30&quot;; IF(AND([.D83] &gt;= 30000; [.D83] &lt; 50000); &quot;&gt;30 &amp; &lt;50&quot;; IF([.D8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4-12-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formula="of:=IF([.D84] &lt; 30000; &quot;&lt;30&quot;; IF(AND([.D84] &gt;= 30000; [.D84] &lt; 50000); &quot;&gt;30 &amp; &lt;50&quot;; IF([.D84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0-10-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formula="of:=IF([.D85] &lt; 30000; &quot;&lt;30&quot;; IF(AND([.D85] &gt;= 30000; [.D85] &lt; 50000); &quot;&gt;30 &amp; &lt;50&quot;; IF([.D85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6-7-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formula="of:=IF([.D86] &lt; 30000; &quot;&lt;30&quot;; IF(AND([.D86] &gt;= 30000; [.D86] &lt; 50000); &quot;&gt;30 &amp; &lt;50&quot;; IF([.D86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8-8-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formula="of:=IF([.D87] &lt; 30000; &quot;&lt;30&quot;; IF(AND([.D87] &gt;= 30000; [.D87] &lt; 50000); &quot;&gt;30 &amp; &lt;50&quot;; IF([.D8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-5-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formula="of:=IF([.D88] &lt; 30000; &quot;&lt;30&quot;; IF(AND([.D88] &gt;= 30000; [.D88] &lt; 50000); &quot;&gt;30 &amp; &lt;50&quot;; IF([.D88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-2-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formula="of:=IF([.D89] &lt; 30000; &quot;&lt;30&quot;; IF(AND([.D89] &gt;= 30000; [.D89] &lt; 50000); &quot;&gt;30 &amp; &lt;50&quot;; IF([.D89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9-6-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formula="of:=IF([.D90] &lt; 30000; &quot;&lt;30&quot;; IF(AND([.D90] &gt;= 30000; [.D90] &lt; 50000); &quot;&gt;30 &amp; &lt;50&quot;; IF([.D90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-3-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formula="of:=IF([.D91] &lt; 30000; &quot;&lt;30&quot;; IF(AND([.D91] &gt;= 30000; [.D91] &lt; 50000); &quot;&gt;30 &amp; &lt;50&quot;; IF([.D91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3-11-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formula="of:=IF([.D92] &lt; 30000; &quot;&lt;30&quot;; IF(AND([.D92] &gt;= 30000; [.D92] &lt; 50000); &quot;&gt;30 &amp; &lt;50&quot;; IF([.D92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8-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formula="of:=IF([.D93] &lt; 30000; &quot;&lt;30&quot;; IF(AND([.D93] &gt;= 30000; [.D93] &lt; 50000); &quot;&gt;30 &amp; &lt;50&quot;; IF([.D93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-10-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formula="of:=IF([.D94] &lt; 30000; &quot;&lt;30&quot;; IF(AND([.D94] &gt;= 30000; [.D94] &lt; 50000); &quot;&gt;30 &amp; &lt;50&quot;; IF([.D94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0-10-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formula="of:=IF([.D95] &lt; 30000; &quot;&lt;30&quot;; IF(AND([.D95] &gt;= 30000; [.D95] &lt; 50000); &quot;&gt;30 &amp; &lt;50&quot;; IF([.D95] &gt;= 50000; &quot;&gt;50&quot;; &quot;Not sth&quot;)))" office:value-type="string" office:string-value="&gt;50" calcext:value-type="string">
            <text:p>&gt;5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3-4-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formula="of:=IF([.D96] &lt; 30000; &quot;&lt;30&quot;; IF(AND([.D96] &gt;= 30000; [.D96] &lt; 50000); &quot;&gt;30 &amp; &lt;50&quot;; IF([.D96] &gt;= 50000; &quot;&gt;50&quot;; &quot;Not sth&quot;)))" office:value-type="string" office:string-value="&gt;30 &amp; &lt;50" calcext:value-type="string">
            <text:p>&gt;30 &amp; &lt;5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1-5-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formula="of:=IF([.D97] &lt; 30000; &quot;&lt;30&quot;; IF(AND([.D97] &gt;= 30000; [.D97] &lt; 50000); &quot;&gt;30 &amp; &lt;50&quot;; IF([.D97] &gt;= 50000; &quot;&gt;50&quot;; &quot;Not sth&quot;)))" office:value-type="string" office:string-value="&lt;30" calcext:value-type="string">
            <text:p>&lt;30</text:p>
          </table:table-cell>
          <table:table-cell table:number-columns-repeated="3"/>
        </table:table-row>
      </table:table>
      <table:table table:name="ZadanieE" table:style-name="ta1">
        <table:table-column table:style-name="co1" table:default-cell-style-name="Default"/>
        <table:table-column table:style-name="co10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office:value-type="string" calcext:value-type="string">
            <text:p>IsAdulf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56-03-21" calcext:value-type="date">
            <text:p>21 marca 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2]; [.$H$2]; &quot;Y&quot;)" office:value-type="float" office:value="48" calcext:value-type="float">
            <text:p>48</text:p>
          </table:table-cell>
          <table:table-cell/>
          <table:table-cell office:value-type="string" calcext:value-type="string">
            <text:p>Data ankiety: </text:p>
          </table:table-cell>
          <table:table-cell table:style-name="ce11" office:value-type="date" office:date-value="2004-12-05" calcext:value-type="date">
            <text:p>5 grudnia 2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80-12-15" calcext:value-type="date">
            <text:p>15 grudnia 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style-name="ce24" table:formula="of:=DATEDIF([.B3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77-09-12" calcext:value-type="date">
            <text:p>12 września 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style-name="ce24" table:formula="of:=DATEDIF([.B4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65-11-09" calcext:value-type="date">
            <text:p>9 listopada 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style-name="ce24" table:formula="of:=DATEDIF([.B5]; [.$H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11-07" calcext:value-type="date">
            <text:p>7 listopada 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style-name="ce24" table:formula="of:=DATEDIF([.B6]; [.$H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34-05-23" calcext:value-type="date">
            <text:p>23 maja 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style-name="ce24" table:formula="of:=DATEDIF([.B7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2-06-22" calcext:value-type="date">
            <text:p>22 czerwca 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8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81-04-27" calcext:value-type="date">
            <text:p>27 kwietnia 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style-name="ce24" table:formula="of:=DATEDIF([.B9]; [.$H$2]; &quot;Y&quot;)" office:value-type="float" office:value="23" calcext:value-type="float">
            <text:p>23</text:p>
          </table:table-cell>
          <table:table-cell/>
          <table:table-cell table:style-name="ce23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53-10-17" calcext:value-type="date">
            <text:p>17 października 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style-name="ce24" table:formula="of:=DATEDIF([.B10]; [.$H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51-04-21" calcext:value-type="date">
            <text:p>21 kwietnia 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style-name="ce24" table:formula="of:=DATEDIF([.B11]; [.$H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57-01-19" calcext:value-type="date">
            <text:p>19 stycznia 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style-name="ce24" table:formula="of:=DATEDIF([.B12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69-09-23" calcext:value-type="date">
            <text:p>23 września 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13]; [.$H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82-03-15" calcext:value-type="date">
            <text:p>15 marca 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style-name="ce24" table:formula="of:=DATEDIF([.B14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72-04-05" calcext:value-type="date">
            <text:p>5 kwietnia 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style-name="ce24" table:formula="of:=DATEDIF([.B15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77-04-09" calcext:value-type="date">
            <text:p>9 kwietnia 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style-name="ce24" table:formula="of:=DATEDIF([.B16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79-10-02" calcext:value-type="date">
            <text:p>2 października 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style-name="ce24" table:formula="of:=DATEDIF([.B17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83-10-12" calcext:value-type="date">
            <text:p>12 października 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style-name="ce24" table:formula="of:=DATEDIF([.B18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75-12-28" calcext:value-type="date">
            <text:p>28 grudnia 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style-name="ce24" table:formula="of:=DATEDIF([.B19]; [.$H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32-11-25" calcext:value-type="date">
            <text:p>25 listopada 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style-name="ce24" table:formula="of:=DATEDIF([.B20]; [.$H$2]; &quot;Y&quot;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36-09-23" calcext:value-type="date">
            <text:p>23 września 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style-name="ce24" table:formula="of:=DATEDIF([.B21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0-07-11" calcext:value-type="date">
            <text:p>11 lipca 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style-name="ce24" table:formula="of:=DATEDIF([.B22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1-08-05" calcext:value-type="date">
            <text:p>5 sierpnia 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style-name="ce24" table:formula="of:=DATEDIF([.B23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4-04-24" calcext:value-type="date">
            <text:p>24 kwietnia 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24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9-01-26" calcext:value-type="date">
            <text:p>26 stycznia 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25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57-06-12" calcext:value-type="date">
            <text:p>12 czerwca 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style-name="ce24" table:formula="of:=DATEDIF([.B26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56-03-19" calcext:value-type="date">
            <text:p>19 marca 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27]; [.$H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80-12-11" calcext:value-type="date">
            <text:p>11 grudnia 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28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77-09-06" calcext:value-type="date">
            <text:p>6 września 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29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65-11-01" calcext:value-type="date">
            <text:p>1 listopada 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30]; [.$H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10-28" calcext:value-type="date">
            <text:p>28 października 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31]; [.$H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34-05-11" calcext:value-type="date">
            <text:p>11 maja 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32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2-06-08" calcext:value-type="date">
            <text:p>8 czerwca 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33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81-04-11" calcext:value-type="date">
            <text:p>11 kwietnia 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34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53-09-29" calcext:value-type="date">
            <text:p>29 września 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style-name="ce24" table:formula="of:=DATEDIF([.B35]; [.$H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51-04-01" calcext:value-type="date">
            <text:p>1 kwietnia 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style-name="ce24" table:formula="of:=DATEDIF([.B36]; [.$H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56-12-28" calcext:value-type="date">
            <text:p>28 grudnia 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style-name="ce24" table:formula="of:=DATEDIF([.B37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69-08-30" calcext:value-type="date">
            <text:p>30 sierpnia 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style-name="ce24" table:formula="of:=DATEDIF([.B38]; [.$H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82-02-17" calcext:value-type="date">
            <text:p>17 lutego 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style-name="ce24" table:formula="of:=DATEDIF([.B39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72-03-08" calcext:value-type="date">
            <text:p>8 marca 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40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77-03-10" calcext:value-type="date">
            <text:p>10 marca 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style-name="ce24" table:formula="of:=DATEDIF([.B41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79-08-31" calcext:value-type="date">
            <text:p>31 sierpnia 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style-name="ce24" table:formula="of:=DATEDIF([.B42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83-09-08" calcext:value-type="date">
            <text:p>8 września 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43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75-11-22" calcext:value-type="date">
            <text:p>22 listopada 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style-name="ce24" table:formula="of:=DATEDIF([.B44]; [.$H$2]; &quot;Y&quot;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32-10-18" calcext:value-type="date">
            <text:p>18 października 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style-name="ce24" table:formula="of:=DATEDIF([.B45]; [.$H$2]; &quot;Y&quot;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36-08-14" calcext:value-type="date">
            <text:p>14 sierpnia 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style-name="ce24" table:formula="of:=DATEDIF([.B46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0-05-30" calcext:value-type="date">
            <text:p>30 maja 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style-name="ce24" table:formula="of:=DATEDIF([.B47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1-06-22" calcext:value-type="date">
            <text:p>22 czerwca 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48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4-03-09" calcext:value-type="date">
            <text:p>9 marca 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49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8-12-09" calcext:value-type="date">
            <text:p>9 grudnia 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50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57-04-23" calcext:value-type="date">
            <text:p>23 kwietnia 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51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82-04-21" calcext:value-type="date">
            <text:p>21 kwietnia 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52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72-05-13" calcext:value-type="date">
            <text:p>13 maja 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53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77-05-18" calcext:value-type="date">
            <text:p>18 maja 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54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79-11-11" calcext:value-type="date">
            <text:p>11 listopada 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55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83-11-22" calcext:value-type="date">
            <text:p>22 listopada 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style-name="ce24" table:formula="of:=DATEDIF([.B56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76-02-08" calcext:value-type="date">
            <text:p>8 lutego 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style-name="ce24" table:formula="of:=DATEDIF([.B57]; [.$H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33-01-07" calcext:value-type="date">
            <text:p>7 stycznia 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style-name="ce24" table:formula="of:=DATEDIF([.B58]; [.$H$2]; &quot;Y&quot;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36-11-06" calcext:value-type="date">
            <text:p>6 listopada 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style-name="ce24" table:formula="of:=DATEDIF([.B59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0-08-25" calcext:value-type="date">
            <text:p>25 sierpnia 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style-name="ce24" table:formula="of:=DATEDIF([.B60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1-09-20" calcext:value-type="date">
            <text:p>20 września 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style-name="ce24" table:formula="of:=DATEDIF([.B61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4-06-10" calcext:value-type="date">
            <text:p>10 czerwca 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62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9-03-15" calcext:value-type="date">
            <text:p>15 marca 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style-name="ce24" table:formula="of:=DATEDIF([.B63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57-07-31" calcext:value-type="date">
            <text:p>31 lipca 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style-name="ce24" table:formula="of:=DATEDIF([.B64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56-04-15" calcext:value-type="date">
            <text:p>15 kwietnia 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style-name="ce24" table:formula="of:=DATEDIF([.B65]; [.$H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81-01-10" calcext:value-type="date">
            <text:p>10 stycznia 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66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77-10-09" calcext:value-type="date">
            <text:p>9 października 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style-name="ce24" table:formula="of:=DATEDIF([.B67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65-12-07" calcext:value-type="date">
            <text:p>7 grudnia 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style-name="ce24" table:formula="of:=DATEDIF([.B68]; [.$H$2]; &quot;Y&quot;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12-06" calcext:value-type="date">
            <text:p>6 grudnia 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style-name="ce24" table:formula="of:=DATEDIF([.B69]; [.$H$2]; &quot;Y&quot;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34-06-22" calcext:value-type="date">
            <text:p>22 czerwca 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style-name="ce24" table:formula="of:=DATEDIF([.B70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2-07-23" calcext:value-type="date">
            <text:p>23 lipca 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style-name="ce24" table:formula="of:=DATEDIF([.B71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81-05-29" calcext:value-type="date">
            <text:p>29 maja 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style-name="ce24" table:formula="of:=DATEDIF([.B72]; [.$H$2]; &quot;Y&quot;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53-11-19" calcext:value-type="date">
            <text:p>19 listopada 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style-name="ce24" table:formula="of:=DATEDIF([.B73]; [.$H$2]; &quot;Y&quot;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51-05-25" calcext:value-type="date">
            <text:p>25 maja 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style-name="ce24" table:formula="of:=DATEDIF([.B74]; [.$H$2]; &quot;Y&quot;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57-02-23" calcext:value-type="date">
            <text:p>23 lutego 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style-name="ce24" table:formula="of:=DATEDIF([.B75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69-10-29" calcext:value-type="date">
            <text:p>29 października 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style-name="ce24" table:formula="of:=DATEDIF([.B76]; [.$H$2]; &quot;Y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57-04-20" calcext:value-type="date">
            <text:p>20 kwietnia 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style-name="ce24" table:formula="of:=DATEDIF([.B77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82-04-15" calcext:value-type="date">
            <text:p>15 kwietnia 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style-name="ce24" table:formula="of:=DATEDIF([.B78]; [.$H$2]; &quot;Y&quot;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72-05-04" calcext:value-type="date">
            <text:p>4 maja 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style-name="ce24" table:formula="of:=DATEDIF([.B79]; [.$H$2]; &quot;Y&quot;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77-05-06" calcext:value-type="date">
            <text:p>6 maja 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style-name="ce24" table:formula="of:=DATEDIF([.B80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79-10-27" calcext:value-type="date">
            <text:p>27 października 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style-name="ce24" table:formula="of:=DATEDIF([.B81]; [.$H$2]; &quot;Y&quot;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83-11-04" calcext:value-type="date">
            <text:p>4 listopada 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style-name="ce24" table:formula="of:=DATEDIF([.B82]; [.$H$2]; &quot;Y&quot;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76-01-18" calcext:value-type="date">
            <text:p>18 stycznia 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style-name="ce24" table:formula="of:=DATEDIF([.B83]; [.$H$2]; &quot;Y&quot;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32-12-14" calcext:value-type="date">
            <text:p>14 grudnia 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4]; [.$H$2]; &quot;Y&quot;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36-10-10" calcext:value-type="date">
            <text:p>10 października 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5]; [.$H$2]; &quot;Y&quot;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0-07-26" calcext:value-type="date">
            <text:p>26 lipca 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style-name="ce24" table:formula="of:=DATEDIF([.B86]; [.$H$2]; &quot;Y&quot;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1-08-18" calcext:value-type="date">
            <text:p>18 sierpnia 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87]; [.$H$2]; &quot;Y&quot;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4-05-05" calcext:value-type="date">
            <text:p>5 maja 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style-name="ce24" table:formula="of:=DATEDIF([.B88]; [.$H$2]; &quot;Y&quot;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9-02-04" calcext:value-type="date">
            <text:p>4 lutego 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style-name="ce24" table:formula="of:=DATEDIF([.B89]; [.$H$2]; &quot;Y&quot;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57-06-19" calcext:value-type="date">
            <text:p>19 czerwca 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style-name="ce24" table:formula="of:=DATEDIF([.B90]; [.$H$2]; &quot;Y&quot;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56-03-01" calcext:value-type="date">
            <text:p>1 marca 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style-name="ce24" table:formula="of:=DATEDIF([.B91]; [.$H$2]; &quot;Y&quot;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80-11-23" calcext:value-type="date">
            <text:p>23 listopada 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style-name="ce24" table:formula="of:=DATEDIF([.B92]; [.$H$2]; &quot;Y&quot;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77-08-19" calcext:value-type="date">
            <text:p>19 sierpnia 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style-name="ce24" table:formula="of:=DATEDIF([.B93]; [.$H$2]; &quot;Y&quot;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65-10-14" calcext:value-type="date">
            <text:p>14 października 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style-name="ce24" table:formula="of:=DATEDIF([.B94]; [.$H$2]; &quot;Y&quot;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10-10" calcext:value-type="date">
            <text:p>10 października 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style-name="ce24" table:formula="of:=DATEDIF([.B95]; [.$H$2]; &quot;Y&quot;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34-04-23" calcext:value-type="date">
            <text:p>23 kwietnia 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style-name="ce24" table:formula="of:=DATEDIF([.B96]; [.$H$2]; &quot;Y&quot;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2-05-21" calcext:value-type="date">
            <text:p>21 maja 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style-name="ce24" table:formula="of:=DATEDIF([.B97]; [.$H$2]; &quot;Y&quot;)" office:value-type="float" office:value="62" calcext:value-type="float">
            <text:p>62</text:p>
          </table:table-cell>
          <table:table-cell table:number-columns-repeated="3"/>
        </table:table-row>
        <table:table-row table:style-name="ro1" table:number-rows-repeated="10484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ZadanieF" table:style-name="ta1">
        <table:shapes>
          <draw:frame draw:z-index="0" draw:style-name="gr1" draw:text-style-name="P1" svg:width="15.999cm" svg:height="8.999cm" svg:x="15.06cm" svg:y="7.219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Data_urodzenia</text:p>
          </table:table-cell>
          <table:table-cell office:value-type="string" calcext:value-type="string">
            <text:p>Wykształcenie</text:p>
          </table:table-cell>
          <table:table-cell office:value-type="string" calcext:value-type="string">
            <text:p><text:s/>Dochód_roczny </text:p>
          </table:table-cell>
          <table:table-cell office:value-type="string" calcext:value-type="string">
            <text:p>IsAdulf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56-03-21" calcext:value-type="date">
            <text:p>21 marca 1956</text:p>
          </table:table-cell>
          <table:table-cell office:value-type="string" calcext:value-type="string">
            <text:p>wyższ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2]; [.$H$2]; &quot;Y&quot;)" office:value-type="float" office:value="48" calcext:value-type="float">
            <text:p>48</text:p>
          </table:table-cell>
          <table:table-cell/>
          <table:table-cell office:value-type="string" calcext:value-type="string">
            <text:p>Data ankiety: </text:p>
          </table:table-cell>
          <table:table-cell table:style-name="ce11" office:value-type="date" office:date-value="2004-12-05" calcext:value-type="date">
            <text:p>5 grudnia 20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80-12-15" calcext:value-type="date">
            <text:p>15 grudnia 1980</text:p>
          </table:table-cell>
          <table:table-cell office:value-type="string" calcext:value-type="string">
            <text:p>średnie</text:p>
          </table:table-cell>
          <table:table-cell office:value-type="float" office:value="28000" calcext:value-type="float">
            <text:p>28000</text:p>
          </table:table-cell>
          <table:table-cell table:style-name="ce24" table:formula="of:=DATEDIF([.B3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77-09-12" calcext:value-type="date">
            <text:p>12 września 1977</text:p>
          </table:table-cell>
          <table:table-cell office:value-type="string" calcext:value-type="string">
            <text:p>wyższe</text:p>
          </table:table-cell>
          <table:table-cell office:value-type="float" office:value="29000" calcext:value-type="float">
            <text:p>29000</text:p>
          </table:table-cell>
          <table:table-cell table:style-name="ce24" table:formula="of:=DATEDIF([.B4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65-11-09" calcext:value-type="date">
            <text:p>9 listopada 1965</text:p>
          </table:table-cell>
          <table:table-cell office:value-type="string" calcext:value-type="string">
            <text:p>podstawowe</text:p>
          </table:table-cell>
          <table:table-cell office:value-type="float" office:value="36000" calcext:value-type="float">
            <text:p>36000</text:p>
          </table:table-cell>
          <table:table-cell table:style-name="ce24" table:formula="of:=DATEDIF([.B5]; [.$H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45-11-07" calcext:value-type="date">
            <text:p>7 listopada 1945</text:p>
          </table:table-cell>
          <table:table-cell office:value-type="string" calcext:value-type="string">
            <text:p>podstawowe</text:p>
          </table:table-cell>
          <table:table-cell office:value-type="float" office:value="40000" calcext:value-type="float">
            <text:p>40000</text:p>
          </table:table-cell>
          <table:table-cell table:style-name="ce24" table:formula="of:=DATEDIF([.B6]; [.$H$2]; &quot;Y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34-05-23" calcext:value-type="date">
            <text:p>23 maja 1934</text:p>
          </table:table-cell>
          <table:table-cell office:value-type="string" calcext:value-type="string">
            <text:p>średnie</text:p>
          </table:table-cell>
          <table:table-cell office:value-type="float" office:value="48000" calcext:value-type="float">
            <text:p>48000</text:p>
          </table:table-cell>
          <table:table-cell table:style-name="ce24" table:formula="of:=DATEDIF([.B7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42-06-22" calcext:value-type="date">
            <text:p>22 czerwca 1942</text:p>
          </table:table-cell>
          <table:table-cell office:value-type="string" calcext:value-type="string">
            <text:p>podstawowe</text:p>
          </table:table-cell>
          <table:table-cell office:value-type="float" office:value="32000" calcext:value-type="float">
            <text:p>32000</text:p>
          </table:table-cell>
          <table:table-cell table:style-name="ce24" table:formula="of:=DATEDIF([.B8]; [.$H$2]; &quot;Y&quot;)" office:value-type="float" office:value="62" calcext:value-type="float">
            <text:p>62</text:p>
          </table:table-cell>
          <table:table-cell/>
          <table:table-cell table:style-name="ce26"/>
          <table:table-cell table:style-name="ce28" office:value-type="string" calcext:value-type="string">
            <text:p>Data</text:p>
          </table:table-cell>
          <table:table-cell table:style-name="ce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81-04-27" calcext:value-type="date">
            <text:p>27 kwietnia 1981</text:p>
          </table:table-cell>
          <table:table-cell office:value-type="string" calcext:value-type="string">
            <text:p>średnie</text:p>
          </table:table-cell>
          <table:table-cell office:value-type="float" office:value="18000" calcext:value-type="float">
            <text:p>18000</text:p>
          </table:table-cell>
          <table:table-cell table:style-name="ce24" table:formula="of:=DATEDIF([.B9]; [.$H$2]; &quot;Y&quot;)" office:value-type="float" office:value="23" calcext:value-type="float">
            <text:p>23</text:p>
          </table:table-cell>
          <table:table-cell/>
          <table:table-cell table:style-name="ce27" office:value-type="string" calcext:value-type="string">
            <text:p>Wykształcenie</text:p>
          </table:table-cell>
          <table:table-cell table:style-name="ce29" office:value-type="string" calcext:value-type="string">
            <text:p>Średni wiek</text:p>
          </table:table-cell>
          <table:table-cell table:style-name="ce35" office:value-type="string" calcext:value-type="string">
            <text:p>Średni dochód roczn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53-10-17" calcext:value-type="date">
            <text:p>17 października 1953</text:p>
          </table:table-cell>
          <table:table-cell office:value-type="string" calcext:value-type="string">
            <text:p>wyższe</text:p>
          </table:table-cell>
          <table:table-cell office:value-type="float" office:value="52000" calcext:value-type="float">
            <text:p>52000</text:p>
          </table:table-cell>
          <table:table-cell table:style-name="ce24" table:formula="of:=DATEDIF([.B10]; [.$H$2]; &quot;Y&quot;)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odstawowe</text:p>
          </table:table-cell>
          <table:table-cell table:style-name="ce30" office:value-type="float" office:value="46.0833333333333" calcext:value-type="float">
            <text:p>46,0833333333333</text:p>
          </table:table-cell>
          <table:table-cell table:style-name="ce36" office:value-type="float" office:value="29583.3333333333" calcext:value-type="float">
            <text:p>29583,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51-04-21" calcext:value-type="date">
            <text:p>21 kwietnia 1951</text:p>
          </table:table-cell>
          <table:table-cell office:value-type="string" calcext:value-type="string">
            <text:p>wyższe</text:p>
          </table:table-cell>
          <table:table-cell office:value-type="float" office:value="49000" calcext:value-type="float">
            <text:p>49000</text:p>
          </table:table-cell>
          <table:table-cell table:style-name="ce24" table:formula="of:=DATEDIF([.B11]; [.$H$2]; &quot;Y&quot;)" office:value-type="float" office:value="53" calcext:value-type="float">
            <text:p>53</text:p>
          </table:table-cell>
          <table:table-cell/>
          <table:table-cell table:style-name="ce3" office:value-type="string" calcext:value-type="string">
            <text:p>średnie</text:p>
          </table:table-cell>
          <table:table-cell table:style-name="ce31" office:value-type="float" office:value="39.9354838709677" calcext:value-type="float">
            <text:p>39,9354838709677</text:p>
          </table:table-cell>
          <table:table-cell table:style-name="ce37" office:value-type="float" office:value="29441.935483871" calcext:value-type="float">
            <text:p>29441,9354838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57-01-19" calcext:value-type="date">
            <text:p>19 stycznia 1957</text:p>
          </table:table-cell>
          <table:table-cell office:value-type="string" calcext:value-type="string">
            <text:p>wyższe</text:p>
          </table:table-cell>
          <table:table-cell office:value-type="float" office:value="24000" calcext:value-type="float">
            <text:p>24000</text:p>
          </table:table-cell>
          <table:table-cell table:style-name="ce24" table:formula="of:=DATEDIF([.B12]; [.$H$2]; &quot;Y&quot;)" office:value-type="float" office:value="47" calcext:value-type="float">
            <text:p>47</text:p>
          </table:table-cell>
          <table:table-cell/>
          <table:table-cell table:style-name="ce3" office:value-type="string" calcext:value-type="string">
            <text:p>wyższe</text:p>
          </table:table-cell>
          <table:table-cell table:style-name="ce32" office:value-type="float" office:value="48.1951219512195" calcext:value-type="float">
            <text:p>48,1951219512195</text:p>
          </table:table-cell>
          <table:table-cell table:style-name="ce38" office:value-type="float" office:value="32648.7804878049" calcext:value-type="float">
            <text:p>32648,78048780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69-09-23" calcext:value-type="date">
            <text:p>23 września 196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13]; [.$H$2]; &quot;Y&quot;)" office:value-type="float" office:value="35" calcext:value-type="float">
            <text:p>35</text:p>
          </table:table-cell>
          <table:table-cell/>
          <table:table-cell table:style-name="ce4" office:value-type="string" calcext:value-type="string">
            <text:p>Total Result</text:p>
          </table:table-cell>
          <table:table-cell table:style-name="ce33" office:value-type="float" office:value="45" calcext:value-type="float">
            <text:p>45</text:p>
          </table:table-cell>
          <table:table-cell table:style-name="ce39" office:value-type="float" office:value="30846.875" calcext:value-type="float">
            <text:p>30846,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82-03-15" calcext:value-type="date">
            <text:p>15 marca 1982</text:p>
          </table:table-cell>
          <table:table-cell office:value-type="string" calcext:value-type="string">
            <text:p>średnie</text:p>
          </table:table-cell>
          <table:table-cell office:value-type="float" office:value="12000" calcext:value-type="float">
            <text:p>12000</text:p>
          </table:table-cell>
          <table:table-cell table:style-name="ce24" table:formula="of:=DATEDIF([.B14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72-04-05" calcext:value-type="date">
            <text:p>5 kwietnia 1972</text:p>
          </table:table-cell>
          <table:table-cell office:value-type="string" calcext:value-type="string">
            <text:p>wyższe</text:p>
          </table:table-cell>
          <table:table-cell office:value-type="float" office:value="16000" calcext:value-type="float">
            <text:p>16000</text:p>
          </table:table-cell>
          <table:table-cell table:style-name="ce24" table:formula="of:=DATEDIF([.B15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77-04-09" calcext:value-type="date">
            <text:p>9 kwietnia 1977</text:p>
          </table:table-cell>
          <table:table-cell office:value-type="string" calcext:value-type="string">
            <text:p>wyższe</text:p>
          </table:table-cell>
          <table:table-cell office:value-type="float" office:value="21000" calcext:value-type="float">
            <text:p>21000</text:p>
          </table:table-cell>
          <table:table-cell table:style-name="ce24" table:formula="of:=DATEDIF([.B16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79-10-02" calcext:value-type="date">
            <text:p>2 października 1979</text:p>
          </table:table-cell>
          <table:table-cell office:value-type="string" calcext:value-type="string">
            <text:p>wyższe</text:p>
          </table:table-cell>
          <table:table-cell office:value-type="float" office:value="27000" calcext:value-type="float">
            <text:p>27000</text:p>
          </table:table-cell>
          <table:table-cell table:style-name="ce24" table:formula="of:=DATEDIF([.B17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83-10-12" calcext:value-type="date">
            <text:p>12 października 1983</text:p>
          </table:table-cell>
          <table:table-cell office:value-type="string" calcext:value-type="string">
            <text:p>średnie</text:p>
          </table:table-cell>
          <table:table-cell office:value-type="float" office:value="10000" calcext:value-type="float">
            <text:p>10000</text:p>
          </table:table-cell>
          <table:table-cell table:style-name="ce24" table:formula="of:=DATEDIF([.B18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75-12-28" calcext:value-type="date">
            <text:p>28 grudnia 1975</text:p>
          </table:table-cell>
          <table:table-cell office:value-type="string" calcext:value-type="string">
            <text:p>wyższe</text:p>
          </table:table-cell>
          <table:table-cell office:value-type="float" office:value="30000" calcext:value-type="float">
            <text:p>30000</text:p>
          </table:table-cell>
          <table:table-cell table:style-name="ce24" table:formula="of:=DATEDIF([.B19]; [.$H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32-11-25" calcext:value-type="date">
            <text:p>25 listopada 1932</text:p>
          </table:table-cell>
          <table:table-cell office:value-type="string" calcext:value-type="string">
            <text:p>podstawowe</text:p>
          </table:table-cell>
          <table:table-cell office:value-type="float" office:value="26000" calcext:value-type="float">
            <text:p>26000</text:p>
          </table:table-cell>
          <table:table-cell table:style-name="ce24" table:formula="of:=DATEDIF([.B20]; [.$H$2]; &quot;Y&quot;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36-09-23" calcext:value-type="date">
            <text:p>23 września 1936</text:p>
          </table:table-cell>
          <table:table-cell office:value-type="string" calcext:value-type="string">
            <text:p>podstawowe</text:p>
          </table:table-cell>
          <table:table-cell office:value-type="float" office:value="43000" calcext:value-type="float">
            <text:p>43000</text:p>
          </table:table-cell>
          <table:table-cell table:style-name="ce24" table:formula="of:=DATEDIF([.B21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40-07-11" calcext:value-type="date">
            <text:p>11 lipca 1940</text:p>
          </table:table-cell>
          <table:table-cell office:value-type="string" calcext:value-type="string">
            <text:p>wyższe</text:p>
          </table:table-cell>
          <table:table-cell office:value-type="float" office:value="61000" calcext:value-type="float">
            <text:p>61000</text:p>
          </table:table-cell>
          <table:table-cell table:style-name="ce24" table:formula="of:=DATEDIF([.B22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41-08-05" calcext:value-type="date">
            <text:p>5 sierpnia 1941</text:p>
          </table:table-cell>
          <table:table-cell office:value-type="string" calcext:value-type="string">
            <text:p>wyższe</text:p>
          </table:table-cell>
          <table:table-cell office:value-type="float" office:value="38000" calcext:value-type="float">
            <text:p>38000</text:p>
          </table:table-cell>
          <table:table-cell table:style-name="ce24" table:formula="of:=DATEDIF([.B23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44-04-24" calcext:value-type="date">
            <text:p>24 kwietnia 1944</text:p>
          </table:table-cell>
          <table:table-cell office:value-type="string" calcext:value-type="string">
            <text:p>podstawow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24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49-01-26" calcext:value-type="date">
            <text:p>26 stycznia 1949</text:p>
          </table:table-cell>
          <table:table-cell office:value-type="string" calcext:value-type="string">
            <text:p>średnie</text:p>
          </table:table-cell>
          <table:table-cell office:value-type="float" office:value="22000" calcext:value-type="float">
            <text:p>22000</text:p>
          </table:table-cell>
          <table:table-cell table:style-name="ce24" table:formula="of:=DATEDIF([.B25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57-06-12" calcext:value-type="date">
            <text:p>12 czerwca 1957</text:p>
          </table:table-cell>
          <table:table-cell office:value-type="string" calcext:value-type="string">
            <text:p>wyższe</text:p>
          </table:table-cell>
          <table:table-cell office:value-type="float" office:value="39000" calcext:value-type="float">
            <text:p>39000</text:p>
          </table:table-cell>
          <table:table-cell table:style-name="ce24" table:formula="of:=DATEDIF([.B26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56-03-19" calcext:value-type="date">
            <text:p>19 marca 1956</text:p>
          </table:table-cell>
          <table:table-cell office:value-type="string" calcext:value-type="string">
            <text:p>podstawow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27]; [.$H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80-12-11" calcext:value-type="date">
            <text:p>11 grudnia 1980</text:p>
          </table:table-cell>
          <table:table-cell office:value-type="string" calcext:value-type="string">
            <text:p>średni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28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77-09-06" calcext:value-type="date">
            <text:p>6 września 1977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29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65-11-01" calcext:value-type="date">
            <text:p>1 listopada 1965</text:p>
          </table:table-cell>
          <table:table-cell office:value-type="string" calcext:value-type="string">
            <text:p>średni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30]; [.$H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45-10-28" calcext:value-type="date">
            <text:p>28 października 1945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31]; [.$H$2]; &quot;Y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34-05-11" calcext:value-type="date">
            <text:p>11 maja 1934</text:p>
          </table:table-cell>
          <table:table-cell office:value-type="string" calcext:value-type="string">
            <text:p>wyższ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32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42-06-08" calcext:value-type="date">
            <text:p>8 czerwca 1942</text:p>
          </table:table-cell>
          <table:table-cell office:value-type="string" calcext:value-type="string">
            <text:p>wyższ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33]; [.$H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81-04-11" calcext:value-type="date">
            <text:p>11 kwietnia 1981</text:p>
          </table:table-cell>
          <table:table-cell office:value-type="string" calcext:value-type="string">
            <text:p>średni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34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53-09-29" calcext:value-type="date">
            <text:p>29 września 1953</text:p>
          </table:table-cell>
          <table:table-cell office:value-type="string" calcext:value-type="string">
            <text:p>średnie</text:p>
          </table:table-cell>
          <table:table-cell office:value-type="float" office:value="45000" calcext:value-type="float">
            <text:p>45000</text:p>
          </table:table-cell>
          <table:table-cell table:style-name="ce24" table:formula="of:=DATEDIF([.B35]; [.$H$2]; &quot;Y&quot;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51-04-01" calcext:value-type="date">
            <text:p>1 kwietnia 1951</text:p>
          </table:table-cell>
          <table:table-cell office:value-type="string" calcext:value-type="string">
            <text:p>wyższe</text:p>
          </table:table-cell>
          <table:table-cell office:value-type="float" office:value="63100" calcext:value-type="float">
            <text:p>63100</text:p>
          </table:table-cell>
          <table:table-cell table:style-name="ce24" table:formula="of:=DATEDIF([.B36]; [.$H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56-12-28" calcext:value-type="date">
            <text:p>28 grudnia 1956</text:p>
          </table:table-cell>
          <table:table-cell office:value-type="string" calcext:value-type="string">
            <text:p>wyższe</text:p>
          </table:table-cell>
          <table:table-cell office:value-type="float" office:value="40200" calcext:value-type="float">
            <text:p>40200</text:p>
          </table:table-cell>
          <table:table-cell table:style-name="ce24" table:formula="of:=DATEDIF([.B37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69-08-30" calcext:value-type="date">
            <text:p>30 sierpnia 1969</text:p>
          </table:table-cell>
          <table:table-cell office:value-type="string" calcext:value-type="string">
            <text:p>średnie</text:p>
          </table:table-cell>
          <table:table-cell office:value-type="float" office:value="19300" calcext:value-type="float">
            <text:p>19300</text:p>
          </table:table-cell>
          <table:table-cell table:style-name="ce24" table:formula="of:=DATEDIF([.B38]; [.$H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82-02-17" calcext:value-type="date">
            <text:p>17 lutego 1982</text:p>
          </table:table-cell>
          <table:table-cell office:value-type="string" calcext:value-type="string">
            <text:p>wyższe</text:p>
          </table:table-cell>
          <table:table-cell office:value-type="float" office:value="24400" calcext:value-type="float">
            <text:p>24400</text:p>
          </table:table-cell>
          <table:table-cell table:style-name="ce24" table:formula="of:=DATEDIF([.B39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72-03-08" calcext:value-type="date">
            <text:p>8 marca 1972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40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77-03-10" calcext:value-type="date">
            <text:p>10 marca 1977</text:p>
          </table:table-cell>
          <table:table-cell office:value-type="string" calcext:value-type="string">
            <text:p>podstawowe</text:p>
          </table:table-cell>
          <table:table-cell office:value-type="float" office:value="40500" calcext:value-type="float">
            <text:p>40500</text:p>
          </table:table-cell>
          <table:table-cell table:style-name="ce24" table:formula="of:=DATEDIF([.B41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79-08-31" calcext:value-type="date">
            <text:p>31 sierpnia 1979</text:p>
          </table:table-cell>
          <table:table-cell office:value-type="string" calcext:value-type="string">
            <text:p>średnie</text:p>
          </table:table-cell>
          <table:table-cell office:value-type="float" office:value="48600" calcext:value-type="float">
            <text:p>48600</text:p>
          </table:table-cell>
          <table:table-cell table:style-name="ce24" table:formula="of:=DATEDIF([.B42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83-09-08" calcext:value-type="date">
            <text:p>8 września 1983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43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75-11-22" calcext:value-type="date">
            <text:p>22 listopada 1975</text:p>
          </table:table-cell>
          <table:table-cell office:value-type="string" calcext:value-type="string">
            <text:p>średnie</text:p>
          </table:table-cell>
          <table:table-cell office:value-type="float" office:value="18800" calcext:value-type="float">
            <text:p>18800</text:p>
          </table:table-cell>
          <table:table-cell table:style-name="ce24" table:formula="of:=DATEDIF([.B44]; [.$H$2]; &quot;Y&quot;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32-10-18" calcext:value-type="date">
            <text:p>18 października 1932</text:p>
          </table:table-cell>
          <table:table-cell office:value-type="string" calcext:value-type="string">
            <text:p>wyższe</text:p>
          </table:table-cell>
          <table:table-cell office:value-type="float" office:value="52900" calcext:value-type="float">
            <text:p>52900</text:p>
          </table:table-cell>
          <table:table-cell table:style-name="ce24" table:formula="of:=DATEDIF([.B45]; [.$H$2]; &quot;Y&quot;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36-08-14" calcext:value-type="date">
            <text:p>14 sierpnia 1936</text:p>
          </table:table-cell>
          <table:table-cell office:value-type="string" calcext:value-type="string">
            <text:p>wyższe</text:p>
          </table:table-cell>
          <table:table-cell office:value-type="float" office:value="50000" calcext:value-type="float">
            <text:p>50000</text:p>
          </table:table-cell>
          <table:table-cell table:style-name="ce24" table:formula="of:=DATEDIF([.B46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40-05-30" calcext:value-type="date">
            <text:p>30 maja 1940</text:p>
          </table:table-cell>
          <table:table-cell office:value-type="string" calcext:value-type="string">
            <text:p>średnie</text:p>
          </table:table-cell>
          <table:table-cell office:value-type="float" office:value="25100" calcext:value-type="float">
            <text:p>25100</text:p>
          </table:table-cell>
          <table:table-cell table:style-name="ce24" table:formula="of:=DATEDIF([.B47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41-06-22" calcext:value-type="date">
            <text:p>22 czerwca 1941</text:p>
          </table:table-cell>
          <table:table-cell office:value-type="string" calcext:value-type="string">
            <text:p>wyższe</text:p>
          </table:table-cell>
          <table:table-cell office:value-type="float" office:value="23200" calcext:value-type="float">
            <text:p>23200</text:p>
          </table:table-cell>
          <table:table-cell table:style-name="ce24" table:formula="of:=DATEDIF([.B48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44-03-09" calcext:value-type="date">
            <text:p>9 marca 1944</text:p>
          </table:table-cell>
          <table:table-cell office:value-type="string" calcext:value-type="string">
            <text:p>podstawowe</text:p>
          </table:table-cell>
          <table:table-cell office:value-type="float" office:value="13300" calcext:value-type="float">
            <text:p>13300</text:p>
          </table:table-cell>
          <table:table-cell table:style-name="ce24" table:formula="of:=DATEDIF([.B49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48-12-09" calcext:value-type="date">
            <text:p>9 grudnia 1948</text:p>
          </table:table-cell>
          <table:table-cell office:value-type="string" calcext:value-type="string">
            <text:p>podstawowe</text:p>
          </table:table-cell>
          <table:table-cell office:value-type="float" office:value="17400" calcext:value-type="float">
            <text:p>17400</text:p>
          </table:table-cell>
          <table:table-cell table:style-name="ce24" table:formula="of:=DATEDIF([.B50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57-04-23" calcext:value-type="date">
            <text:p>23 kwietnia 1957</text:p>
          </table:table-cell>
          <table:table-cell office:value-type="string" calcext:value-type="string">
            <text:p>wyższe</text:p>
          </table:table-cell>
          <table:table-cell office:value-type="float" office:value="22500" calcext:value-type="float">
            <text:p>22500</text:p>
          </table:table-cell>
          <table:table-cell table:style-name="ce24" table:formula="of:=DATEDIF([.B51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82-04-21" calcext:value-type="date">
            <text:p>21 kwietnia 1982</text:p>
          </table:table-cell>
          <table:table-cell office:value-type="string" calcext:value-type="string">
            <text:p>wyższe</text:p>
          </table:table-cell>
          <table:table-cell office:value-type="float" office:value="28600" calcext:value-type="float">
            <text:p>28600</text:p>
          </table:table-cell>
          <table:table-cell table:style-name="ce24" table:formula="of:=DATEDIF([.B52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72-05-13" calcext:value-type="date">
            <text:p>13 maja 1972</text:p>
          </table:table-cell>
          <table:table-cell office:value-type="string" calcext:value-type="string">
            <text:p>podstawowe</text:p>
          </table:table-cell>
          <table:table-cell office:value-type="float" office:value="11700" calcext:value-type="float">
            <text:p>11700</text:p>
          </table:table-cell>
          <table:table-cell table:style-name="ce24" table:formula="of:=DATEDIF([.B53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77-05-18" calcext:value-type="date">
            <text:p>18 maja 1977</text:p>
          </table:table-cell>
          <table:table-cell office:value-type="string" calcext:value-type="string">
            <text:p>średnie</text:p>
          </table:table-cell>
          <table:table-cell office:value-type="float" office:value="31800" calcext:value-type="float">
            <text:p>31800</text:p>
          </table:table-cell>
          <table:table-cell table:style-name="ce24" table:formula="of:=DATEDIF([.B54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79-11-11" calcext:value-type="date">
            <text:p>11 listopada 1979</text:p>
          </table:table-cell>
          <table:table-cell office:value-type="string" calcext:value-type="string">
            <text:p>wyższe</text:p>
          </table:table-cell>
          <table:table-cell office:value-type="float" office:value="27900" calcext:value-type="float">
            <text:p>27900</text:p>
          </table:table-cell>
          <table:table-cell table:style-name="ce24" table:formula="of:=DATEDIF([.B55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83-11-22" calcext:value-type="date">
            <text:p>22 listopada 1983</text:p>
          </table:table-cell>
          <table:table-cell office:value-type="string" calcext:value-type="string">
            <text:p>średnie</text:p>
          </table:table-cell>
          <table:table-cell office:value-type="float" office:value="23500" calcext:value-type="float">
            <text:p>23500</text:p>
          </table:table-cell>
          <table:table-cell table:style-name="ce24" table:formula="of:=DATEDIF([.B56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76-02-08" calcext:value-type="date">
            <text:p>8 lutego 1976</text:p>
          </table:table-cell>
          <table:table-cell office:value-type="string" calcext:value-type="string">
            <text:p>wyższe</text:p>
          </table:table-cell>
          <table:table-cell office:value-type="float" office:value="13700" calcext:value-type="float">
            <text:p>13700</text:p>
          </table:table-cell>
          <table:table-cell table:style-name="ce24" table:formula="of:=DATEDIF([.B57]; [.$H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33-01-07" calcext:value-type="date">
            <text:p>7 stycznia 1933</text:p>
          </table:table-cell>
          <table:table-cell office:value-type="string" calcext:value-type="string">
            <text:p>wyższe</text:p>
          </table:table-cell>
          <table:table-cell office:value-type="float" office:value="17900" calcext:value-type="float">
            <text:p>17900</text:p>
          </table:table-cell>
          <table:table-cell table:style-name="ce24" table:formula="of:=DATEDIF([.B58]; [.$H$2]; &quot;Y&quot;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36-11-06" calcext:value-type="date">
            <text:p>6 listopada 1936</text:p>
          </table:table-cell>
          <table:table-cell office:value-type="string" calcext:value-type="string">
            <text:p>średnie</text:p>
          </table:table-cell>
          <table:table-cell office:value-type="float" office:value="23100" calcext:value-type="float">
            <text:p>23100</text:p>
          </table:table-cell>
          <table:table-cell table:style-name="ce24" table:formula="of:=DATEDIF([.B59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40-08-25" calcext:value-type="date">
            <text:p>25 sierpnia 1940</text:p>
          </table:table-cell>
          <table:table-cell office:value-type="string" calcext:value-type="string">
            <text:p>wyższe</text:p>
          </table:table-cell>
          <table:table-cell office:value-type="float" office:value="29300" calcext:value-type="float">
            <text:p>29300</text:p>
          </table:table-cell>
          <table:table-cell table:style-name="ce24" table:formula="of:=DATEDIF([.B60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41-09-20" calcext:value-type="date">
            <text:p>20 września 1941</text:p>
          </table:table-cell>
          <table:table-cell office:value-type="string" calcext:value-type="string">
            <text:p>podstawowe</text:p>
          </table:table-cell>
          <table:table-cell office:value-type="float" office:value="12500" calcext:value-type="float">
            <text:p>12500</text:p>
          </table:table-cell>
          <table:table-cell table:style-name="ce24" table:formula="of:=DATEDIF([.B61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44-06-10" calcext:value-type="date">
            <text:p>10 czerwca 1944</text:p>
          </table:table-cell>
          <table:table-cell office:value-type="string" calcext:value-type="string">
            <text:p>podstawowe</text:p>
          </table:table-cell>
          <table:table-cell office:value-type="float" office:value="32700" calcext:value-type="float">
            <text:p>32700</text:p>
          </table:table-cell>
          <table:table-cell table:style-name="ce24" table:formula="of:=DATEDIF([.B62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49-03-15" calcext:value-type="date">
            <text:p>15 marca 1949</text:p>
          </table:table-cell>
          <table:table-cell office:value-type="string" calcext:value-type="string">
            <text:p>średnie</text:p>
          </table:table-cell>
          <table:table-cell office:value-type="float" office:value="28900" calcext:value-type="float">
            <text:p>28900</text:p>
          </table:table-cell>
          <table:table-cell table:style-name="ce24" table:formula="of:=DATEDIF([.B63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57-07-31" calcext:value-type="date">
            <text:p>31 lipca 1957</text:p>
          </table:table-cell>
          <table:table-cell office:value-type="string" calcext:value-type="string">
            <text:p>podstawowe</text:p>
          </table:table-cell>
          <table:table-cell office:value-type="float" office:value="46100" calcext:value-type="float">
            <text:p>46100</text:p>
          </table:table-cell>
          <table:table-cell table:style-name="ce24" table:formula="of:=DATEDIF([.B64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56-04-15" calcext:value-type="date">
            <text:p>15 kwietnia 1956</text:p>
          </table:table-cell>
          <table:table-cell office:value-type="string" calcext:value-type="string">
            <text:p>średnie</text:p>
          </table:table-cell>
          <table:table-cell office:value-type="float" office:value="64300" calcext:value-type="float">
            <text:p>64300</text:p>
          </table:table-cell>
          <table:table-cell table:style-name="ce24" table:formula="of:=DATEDIF([.B65]; [.$H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81-01-10" calcext:value-type="date">
            <text:p>10 stycznia 1981</text:p>
          </table:table-cell>
          <table:table-cell office:value-type="string" calcext:value-type="string">
            <text:p>podstawowe</text:p>
          </table:table-cell>
          <table:table-cell office:value-type="float" office:value="41500" calcext:value-type="float">
            <text:p>41500</text:p>
          </table:table-cell>
          <table:table-cell table:style-name="ce24" table:formula="of:=DATEDIF([.B66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77-10-09" calcext:value-type="date">
            <text:p>9 października 1977</text:p>
          </table:table-cell>
          <table:table-cell office:value-type="string" calcext:value-type="string">
            <text:p>średnie</text:p>
          </table:table-cell>
          <table:table-cell office:value-type="float" office:value="20700" calcext:value-type="float">
            <text:p>20700</text:p>
          </table:table-cell>
          <table:table-cell table:style-name="ce24" table:formula="of:=DATEDIF([.B67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65-12-07" calcext:value-type="date">
            <text:p>7 grudnia 1965</text:p>
          </table:table-cell>
          <table:table-cell office:value-type="string" calcext:value-type="string">
            <text:p>wyższe</text:p>
          </table:table-cell>
          <table:table-cell office:value-type="float" office:value="25900" calcext:value-type="float">
            <text:p>25900</text:p>
          </table:table-cell>
          <table:table-cell table:style-name="ce24" table:formula="of:=DATEDIF([.B68]; [.$H$2]; &quot;Y&quot;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45-12-06" calcext:value-type="date">
            <text:p>6 grudnia 1945</text:p>
          </table:table-cell>
          <table:table-cell office:value-type="string" calcext:value-type="string">
            <text:p>średnie</text:p>
          </table:table-cell>
          <table:table-cell office:value-type="float" office:value="43100" calcext:value-type="float">
            <text:p>43100</text:p>
          </table:table-cell>
          <table:table-cell table:style-name="ce24" table:formula="of:=DATEDIF([.B69]; [.$H$2]; &quot;Y&quot;)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34-06-22" calcext:value-type="date">
            <text:p>22 czerwca 1934</text:p>
          </table:table-cell>
          <table:table-cell office:value-type="string" calcext:value-type="string">
            <text:p>wyższe</text:p>
          </table:table-cell>
          <table:table-cell office:value-type="float" office:value="42200" calcext:value-type="float">
            <text:p>42200</text:p>
          </table:table-cell>
          <table:table-cell table:style-name="ce24" table:formula="of:=DATEDIF([.B70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42-07-23" calcext:value-type="date">
            <text:p>23 lipca 1942</text:p>
          </table:table-cell>
          <table:table-cell office:value-type="string" calcext:value-type="string">
            <text:p>wyższe</text:p>
          </table:table-cell>
          <table:table-cell office:value-type="float" office:value="50400" calcext:value-type="float">
            <text:p>50400</text:p>
          </table:table-cell>
          <table:table-cell table:style-name="ce24" table:formula="of:=DATEDIF([.B71]; [.$H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81-05-29" calcext:value-type="date">
            <text:p>29 maja 1981</text:p>
          </table:table-cell>
          <table:table-cell office:value-type="string" calcext:value-type="string">
            <text:p>średnie</text:p>
          </table:table-cell>
          <table:table-cell office:value-type="float" office:value="34600" calcext:value-type="float">
            <text:p>34600</text:p>
          </table:table-cell>
          <table:table-cell table:style-name="ce24" table:formula="of:=DATEDIF([.B72]; [.$H$2]; &quot;Y&quot;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53-11-19" calcext:value-type="date">
            <text:p>19 listopada 1953</text:p>
          </table:table-cell>
          <table:table-cell office:value-type="string" calcext:value-type="string">
            <text:p>średnie</text:p>
          </table:table-cell>
          <table:table-cell office:value-type="float" office:value="20800" calcext:value-type="float">
            <text:p>20800</text:p>
          </table:table-cell>
          <table:table-cell table:style-name="ce24" table:formula="of:=DATEDIF([.B73]; [.$H$2]; &quot;Y&quot;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51-05-25" calcext:value-type="date">
            <text:p>25 maja 1951</text:p>
          </table:table-cell>
          <table:table-cell office:value-type="string" calcext:value-type="string">
            <text:p>wyższe</text:p>
          </table:table-cell>
          <table:table-cell office:value-type="float" office:value="55000" calcext:value-type="float">
            <text:p>55000</text:p>
          </table:table-cell>
          <table:table-cell table:style-name="ce24" table:formula="of:=DATEDIF([.B74]; [.$H$2]; &quot;Y&quot;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57-02-23" calcext:value-type="date">
            <text:p>23 lutego 1957</text:p>
          </table:table-cell>
          <table:table-cell office:value-type="string" calcext:value-type="string">
            <text:p>podstawowe</text:p>
          </table:table-cell>
          <table:table-cell office:value-type="float" office:value="52200" calcext:value-type="float">
            <text:p>52200</text:p>
          </table:table-cell>
          <table:table-cell table:style-name="ce24" table:formula="of:=DATEDIF([.B75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69-10-29" calcext:value-type="date">
            <text:p>29 października 1969</text:p>
          </table:table-cell>
          <table:table-cell office:value-type="string" calcext:value-type="string">
            <text:p>podstawowe</text:p>
          </table:table-cell>
          <table:table-cell office:value-type="float" office:value="27400" calcext:value-type="float">
            <text:p>27400</text:p>
          </table:table-cell>
          <table:table-cell table:style-name="ce24" table:formula="of:=DATEDIF([.B76]; [.$H$2]; &quot;Y&quot;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57-04-20" calcext:value-type="date">
            <text:p>20 kwietnia 1957</text:p>
          </table:table-cell>
          <table:table-cell office:value-type="string" calcext:value-type="string">
            <text:p>wyższe</text:p>
          </table:table-cell>
          <table:table-cell office:value-type="float" office:value="25600" calcext:value-type="float">
            <text:p>25600</text:p>
          </table:table-cell>
          <table:table-cell table:style-name="ce24" table:formula="of:=DATEDIF([.B77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82-04-15" calcext:value-type="date">
            <text:p>15 kwietnia 1982</text:p>
          </table:table-cell>
          <table:table-cell office:value-type="string" calcext:value-type="string">
            <text:p>wyższe</text:p>
          </table:table-cell>
          <table:table-cell office:value-type="float" office:value="15800" calcext:value-type="float">
            <text:p>15800</text:p>
          </table:table-cell>
          <table:table-cell table:style-name="ce24" table:formula="of:=DATEDIF([.B78]; [.$H$2]; &quot;Y&quot;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72-05-04" calcext:value-type="date">
            <text:p>4 maja 1972</text:p>
          </table:table-cell>
          <table:table-cell office:value-type="string" calcext:value-type="string">
            <text:p>średnie</text:p>
          </table:table-cell>
          <table:table-cell office:value-type="float" office:value="20000" calcext:value-type="float">
            <text:p>20000</text:p>
          </table:table-cell>
          <table:table-cell table:style-name="ce24" table:formula="of:=DATEDIF([.B79]; [.$H$2]; &quot;Y&quot;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77-05-06" calcext:value-type="date">
            <text:p>6 maja 1977</text:p>
          </table:table-cell>
          <table:table-cell office:value-type="string" calcext:value-type="string">
            <text:p>podstawowe</text:p>
          </table:table-cell>
          <table:table-cell office:value-type="float" office:value="25200" calcext:value-type="float">
            <text:p>25200</text:p>
          </table:table-cell>
          <table:table-cell table:style-name="ce24" table:formula="of:=DATEDIF([.B80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79-10-27" calcext:value-type="date">
            <text:p>27 października 1979</text:p>
          </table:table-cell>
          <table:table-cell office:value-type="string" calcext:value-type="string">
            <text:p>średnie</text:p>
          </table:table-cell>
          <table:table-cell office:value-type="float" office:value="31400" calcext:value-type="float">
            <text:p>31400</text:p>
          </table:table-cell>
          <table:table-cell table:style-name="ce24" table:formula="of:=DATEDIF([.B81]; [.$H$2]; &quot;Y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83-11-04" calcext:value-type="date">
            <text:p>4 listopada 1983</text:p>
          </table:table-cell>
          <table:table-cell office:value-type="string" calcext:value-type="string">
            <text:p>wyższe</text:p>
          </table:table-cell>
          <table:table-cell office:value-type="float" office:value="14600" calcext:value-type="float">
            <text:p>14600</text:p>
          </table:table-cell>
          <table:table-cell table:style-name="ce24" table:formula="of:=DATEDIF([.B82]; [.$H$2]; &quot;Y&quot;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76-01-18" calcext:value-type="date">
            <text:p>18 stycznia 1976</text:p>
          </table:table-cell>
          <table:table-cell office:value-type="string" calcext:value-type="string">
            <text:p>wyższe</text:p>
          </table:table-cell>
          <table:table-cell office:value-type="float" office:value="34800" calcext:value-type="float">
            <text:p>34800</text:p>
          </table:table-cell>
          <table:table-cell table:style-name="ce24" table:formula="of:=DATEDIF([.B83]; [.$H$2]; &quot;Y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32-12-14" calcext:value-type="date">
            <text:p>14 grudnia 1932</text:p>
          </table:table-cell>
          <table:table-cell office:value-type="string" calcext:value-type="string">
            <text:p>wyższ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4]; [.$H$2]; &quot;Y&quot;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36-10-10" calcext:value-type="date">
            <text:p>10 października 1936</text:p>
          </table:table-cell>
          <table:table-cell office:value-type="string" calcext:value-type="string">
            <text:p>średnie</text:p>
          </table:table-cell>
          <table:table-cell office:value-type="float" office:value="31000" calcext:value-type="float">
            <text:p>31000</text:p>
          </table:table-cell>
          <table:table-cell table:style-name="ce24" table:formula="of:=DATEDIF([.B85]; [.$H$2]; &quot;Y&quot;)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40-07-26" calcext:value-type="date">
            <text:p>26 lipca 1940</text:p>
          </table:table-cell>
          <table:table-cell office:value-type="string" calcext:value-type="string">
            <text:p>średnie</text:p>
          </table:table-cell>
          <table:table-cell office:value-type="float" office:value="26700" calcext:value-type="float">
            <text:p>26700</text:p>
          </table:table-cell>
          <table:table-cell table:style-name="ce24" table:formula="of:=DATEDIF([.B86]; [.$H$2]; &quot;Y&quot;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41-08-18" calcext:value-type="date">
            <text:p>18 sierpnia 1941</text:p>
          </table:table-cell>
          <table:table-cell office:value-type="string" calcext:value-type="string">
            <text:p>wyższe</text:p>
          </table:table-cell>
          <table:table-cell office:value-type="float" office:value="17000" calcext:value-type="float">
            <text:p>17000</text:p>
          </table:table-cell>
          <table:table-cell table:style-name="ce24" table:formula="of:=DATEDIF([.B87]; [.$H$2]; &quot;Y&quot;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44-05-05" calcext:value-type="date">
            <text:p>5 maja 1944</text:p>
          </table:table-cell>
          <table:table-cell office:value-type="string" calcext:value-type="string">
            <text:p>podstawowe</text:p>
          </table:table-cell>
          <table:table-cell office:value-type="float" office:value="21300" calcext:value-type="float">
            <text:p>21300</text:p>
          </table:table-cell>
          <table:table-cell table:style-name="ce24" table:formula="of:=DATEDIF([.B88]; [.$H$2]; &quot;Y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49-02-04" calcext:value-type="date">
            <text:p>4 lutego 1949</text:p>
          </table:table-cell>
          <table:table-cell office:value-type="string" calcext:value-type="string">
            <text:p>podstawowe</text:p>
          </table:table-cell>
          <table:table-cell office:value-type="float" office:value="26600" calcext:value-type="float">
            <text:p>26600</text:p>
          </table:table-cell>
          <table:table-cell table:style-name="ce24" table:formula="of:=DATEDIF([.B89]; [.$H$2]; &quot;Y&quot;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57-06-19" calcext:value-type="date">
            <text:p>19 czerwca 1957</text:p>
          </table:table-cell>
          <table:table-cell office:value-type="string" calcext:value-type="string">
            <text:p>wyższe</text:p>
          </table:table-cell>
          <table:table-cell office:value-type="float" office:value="32900" calcext:value-type="float">
            <text:p>32900</text:p>
          </table:table-cell>
          <table:table-cell table:style-name="ce24" table:formula="of:=DATEDIF([.B90]; [.$H$2]; &quot;Y&quot;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56-03-01" calcext:value-type="date">
            <text:p>1 marca 1956</text:p>
          </table:table-cell>
          <table:table-cell office:value-type="string" calcext:value-type="string">
            <text:p>wyższe</text:p>
          </table:table-cell>
          <table:table-cell office:value-type="float" office:value="16200" calcext:value-type="float">
            <text:p>16200</text:p>
          </table:table-cell>
          <table:table-cell table:style-name="ce24" table:formula="of:=DATEDIF([.B91]; [.$H$2]; &quot;Y&quot;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80-11-23" calcext:value-type="date">
            <text:p>23 listopada 1980</text:p>
          </table:table-cell>
          <table:table-cell office:value-type="string" calcext:value-type="string">
            <text:p>średnie</text:p>
          </table:table-cell>
          <table:table-cell office:value-type="float" office:value="36500" calcext:value-type="float">
            <text:p>36500</text:p>
          </table:table-cell>
          <table:table-cell table:style-name="ce24" table:formula="of:=DATEDIF([.B92]; [.$H$2]; &quot;Y&quot;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77-08-19" calcext:value-type="date">
            <text:p>19 sierpnia 1977</text:p>
          </table:table-cell>
          <table:table-cell office:value-type="string" calcext:value-type="string">
            <text:p>podstawowe</text:p>
          </table:table-cell>
          <table:table-cell office:value-type="float" office:value="32800" calcext:value-type="float">
            <text:p>32800</text:p>
          </table:table-cell>
          <table:table-cell table:style-name="ce24" table:formula="of:=DATEDIF([.B93]; [.$H$2]; &quot;Y&quot;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65-10-14" calcext:value-type="date">
            <text:p>14 października 1965</text:p>
          </table:table-cell>
          <table:table-cell office:value-type="string" calcext:value-type="string">
            <text:p>średnie</text:p>
          </table:table-cell>
          <table:table-cell office:value-type="float" office:value="50100" calcext:value-type="float">
            <text:p>50100</text:p>
          </table:table-cell>
          <table:table-cell table:style-name="ce24" table:formula="of:=DATEDIF([.B94]; [.$H$2]; &quot;Y&quot;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45-10-10" calcext:value-type="date">
            <text:p>10 października 1945</text:p>
          </table:table-cell>
          <table:table-cell office:value-type="string" calcext:value-type="string">
            <text:p>wyższe</text:p>
          </table:table-cell>
          <table:table-cell office:value-type="float" office:value="68400" calcext:value-type="float">
            <text:p>68400</text:p>
          </table:table-cell>
          <table:table-cell table:style-name="ce24" table:formula="of:=DATEDIF([.B95]; [.$H$2]; &quot;Y&quot;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34-04-23" calcext:value-type="date">
            <text:p>23 kwietnia 1934</text:p>
          </table:table-cell>
          <table:table-cell office:value-type="string" calcext:value-type="string">
            <text:p>średnie</text:p>
          </table:table-cell>
          <table:table-cell office:value-type="float" office:value="45700" calcext:value-type="float">
            <text:p>45700</text:p>
          </table:table-cell>
          <table:table-cell table:style-name="ce24" table:formula="of:=DATEDIF([.B96]; [.$H$2]; &quot;Y&quot;)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42-05-21" calcext:value-type="date">
            <text:p>21 maja 1942</text:p>
          </table:table-cell>
          <table:table-cell office:value-type="string" calcext:value-type="string">
            <text:p>wyższe</text:p>
          </table:table-cell>
          <table:table-cell office:value-type="float" office:value="25000" calcext:value-type="float">
            <text:p>25000</text:p>
          </table:table-cell>
          <table:table-cell table:style-name="ce24" table:formula="of:=DATEDIF([.B97]; [.$H$2]; &quot;Y&quot;)" office:value-type="float" office:value="62" calcext:value-type="float">
            <text:p>62</text:p>
          </table:table-cell>
          <table:table-cell table:number-columns-repeated="4"/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ZadanieB.A1:ZadanieB.D1048576" table:contains-header="false"/>
        <table:database-range table:name="__Anonymous_Sheet_DB__2" table:target-range-address="ZadanieC.A1:ZadanieC.D1048576" table:contains-header="false"/>
        <table:database-range table:name="__Anonymous_Sheet_DB__3" table:target-range-address="ZadanieD.E1:ZadanieD.E1048576"/>
      </table:database-ranges>
      <table:data-pilot-tables>
        <table:data-pilot-table table:name="DataPilot1" table:application-data="" table:target-range-address="ZadanieB.F11:ZadanieB.G15" table:buttons="ZadanieB.F11" table:show-filter-button="false" table:drill-down-on-double-click="false">
          <table:source-cell-range table:cell-range-address="ZadanieB.A1:ZadanieB.D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ykształcenie" table:orientation="data" table:used-hierarchy="-1" table:function="count">
            <table:data-pilot-level calcext:repeat-item-labels="false"/>
            <table:data-pilot-field-reference table:type="total-percentage" table:field-name="Column A" table:member-type="named" table:member-name="1"/>
          </table:data-pilot-field>
        </table:data-pilot-table>
        <table:data-pilot-table table:name="DataPilot3" table:application-data="" table:target-range-address="ZadanieC.F11:ZadanieC.G15" table:buttons="ZadanieC.F11" table:show-filter-button="false" table:drill-down-on-double-click="false">
          <table:source-cell-range table:cell-range-address="ZadanieB.A1:ZadanieB.D97"/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ykształcenie" table:orientation="data" table:used-hierarchy="-1" table:function="count">
            <table:data-pilot-level calcext:repeat-item-labels="false"/>
            <table:data-pilot-field-reference table:type="total-percentage" table:field-name="Column A" table:member-type="named" table:member-name="1"/>
          </table:data-pilot-field>
        </table:data-pilot-table>
        <table:data-pilot-table table:name="DataPilot2" table:application-data="" table:target-range-address="ZadanieD.G12:ZadanieD.H16" table:buttons="ZadanieD.G12" table:show-filter-button="false" table:drill-down-on-double-click="false">
          <table:source-cell-range table:cell-range-address="ZadanieD.E1:ZadanieD.E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ochodWarunek" table:orientation="row" table:used-hierarchy="0" table:function="auto">
            <table:data-pilot-level table:show-empty="false" calcext:repeat-item-labels="false">
              <table:data-pilot-members>
                <table:data-pilot-member table:name="&lt;30" table:display="true" table:show-details="true"/>
                <table:data-pilot-member table:name="&gt;30 &amp; &lt;50" table:display="true" table:show-details="true"/>
                <table:data-pilot-member table:name="&gt;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chodWarunek" table:orientation="data" table:used-hierarchy="-1" table:function="count">
            <table:data-pilot-level calcext:repeat-item-labels="false"/>
            <table:data-pilot-field-reference table:type="total-percentage" table:field-name="DochodWarunek" table:member-type="named" table:member-name="&lt;30"/>
          </table:data-pilot-field>
        </table:data-pilot-table>
        <table:data-pilot-table table:name="DataPilot4" table:application-data="" table:target-range-address="ZadanieF.G8:ZadanieF.I13" table:buttons="ZadanieF.G9 ZadanieF.H8" table:show-filter-button="false" table:drill-down-on-double-click="false">
          <table:source-cell-range table:cell-range-address="ZadanieF.A1:ZadanieF.E97"/>
          <table:data-pilot-field table:source-field-name="Wykształcenie" table:orientation="row" table:used-hierarchy="0" table:function="auto">
            <table:data-pilot-level table:show-empty="false" calcext:repeat-item-labels="false">
              <table:data-pilot-members>
                <table:data-pilot-member table:name="podstawowe" table:display="true" table:show-details="true"/>
                <table:data-pilot-member table:name="średnie" table:display="true" table:show-details="true"/>
                <table:data-pilot-member table:name="wyżs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sAdulf" tableooo:display-name="Średni wiek" table:orientation="data" table:used-hierarchy="0" table:function="average">
            <table:data-pilot-level table:show-empty="false" calcext:repeat-item-labels="false">
              <table:data-pilot-members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ochód_roczny " tableooo:display-name="Średni dochód roczny" table:orientation="data" table:used-hierarchy="0" table:function="average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11700" table:display="true" table:show-details="true"/>
                <table:data-pilot-member table:name="12000" table:display="true" table:show-details="true"/>
                <table:data-pilot-member table:name="12500" table:display="true" table:show-details="true"/>
                <table:data-pilot-member table:name="13300" table:display="true" table:show-details="true"/>
                <table:data-pilot-member table:name="13700" table:display="true" table:show-details="true"/>
                <table:data-pilot-member table:name="14600" table:display="true" table:show-details="true"/>
                <table:data-pilot-member table:name="15800" table:display="true" table:show-details="true"/>
                <table:data-pilot-member table:name="16000" table:display="true" table:show-details="true"/>
                <table:data-pilot-member table:name="16200" table:display="true" table:show-details="true"/>
                <table:data-pilot-member table:name="17000" table:display="true" table:show-details="true"/>
                <table:data-pilot-member table:name="17400" table:display="true" table:show-details="true"/>
                <table:data-pilot-member table:name="17900" table:display="true" table:show-details="true"/>
                <table:data-pilot-member table:name="18000" table:display="true" table:show-details="true"/>
                <table:data-pilot-member table:name="18800" table:display="true" table:show-details="true"/>
                <table:data-pilot-member table:name="19300" table:display="true" table:show-details="true"/>
                <table:data-pilot-member table:name="20000" table:display="true" table:show-details="true"/>
                <table:data-pilot-member table:name="20700" table:display="true" table:show-details="true"/>
                <table:data-pilot-member table:name="20800" table:display="true" table:show-details="true"/>
                <table:data-pilot-member table:name="21000" table:display="true" table:show-details="true"/>
                <table:data-pilot-member table:name="21300" table:display="true" table:show-details="true"/>
                <table:data-pilot-member table:name="22000" table:display="true" table:show-details="true"/>
                <table:data-pilot-member table:name="22500" table:display="true" table:show-details="true"/>
                <table:data-pilot-member table:name="23100" table:display="true" table:show-details="true"/>
                <table:data-pilot-member table:name="23200" table:display="true" table:show-details="true"/>
                <table:data-pilot-member table:name="23500" table:display="true" table:show-details="true"/>
                <table:data-pilot-member table:name="24000" table:display="true" table:show-details="true"/>
                <table:data-pilot-member table:name="24400" table:display="true" table:show-details="true"/>
                <table:data-pilot-member table:name="25000" table:display="true" table:show-details="true"/>
                <table:data-pilot-member table:name="25100" table:display="true" table:show-details="true"/>
                <table:data-pilot-member table:name="25200" table:display="true" table:show-details="true"/>
                <table:data-pilot-member table:name="25600" table:display="true" table:show-details="true"/>
                <table:data-pilot-member table:name="25900" table:display="true" table:show-details="true"/>
                <table:data-pilot-member table:name="26000" table:display="true" table:show-details="true"/>
                <table:data-pilot-member table:name="26600" table:display="true" table:show-details="true"/>
                <table:data-pilot-member table:name="26700" table:display="true" table:show-details="true"/>
                <table:data-pilot-member table:name="27000" table:display="true" table:show-details="true"/>
                <table:data-pilot-member table:name="27400" table:display="true" table:show-details="true"/>
                <table:data-pilot-member table:name="27900" table:display="true" table:show-details="true"/>
                <table:data-pilot-member table:name="28000" table:display="true" table:show-details="true"/>
                <table:data-pilot-member table:name="28600" table:display="true" table:show-details="true"/>
                <table:data-pilot-member table:name="28900" table:display="true" table:show-details="true"/>
                <table:data-pilot-member table:name="29000" table:display="true" table:show-details="true"/>
                <table:data-pilot-member table:name="29300" table:display="true" table:show-details="true"/>
                <table:data-pilot-member table:name="30000" table:display="true" table:show-details="true"/>
                <table:data-pilot-member table:name="31000" table:display="true" table:show-details="true"/>
                <table:data-pilot-member table:name="31400" table:display="true" table:show-details="true"/>
                <table:data-pilot-member table:name="31800" table:display="true" table:show-details="true"/>
                <table:data-pilot-member table:name="32000" table:display="true" table:show-details="true"/>
                <table:data-pilot-member table:name="32700" table:display="true" table:show-details="true"/>
                <table:data-pilot-member table:name="32800" table:display="true" table:show-details="true"/>
                <table:data-pilot-member table:name="32900" table:display="true" table:show-details="true"/>
                <table:data-pilot-member table:name="34600" table:display="true" table:show-details="true"/>
                <table:data-pilot-member table:name="34800" table:display="true" table:show-details="true"/>
                <table:data-pilot-member table:name="36000" table:display="true" table:show-details="true"/>
                <table:data-pilot-member table:name="36500" table:display="true" table:show-details="true"/>
                <table:data-pilot-member table:name="38000" table:display="true" table:show-details="true"/>
                <table:data-pilot-member table:name="39000" table:display="true" table:show-details="true"/>
                <table:data-pilot-member table:name="40000" table:display="true" table:show-details="true"/>
                <table:data-pilot-member table:name="40200" table:display="true" table:show-details="true"/>
                <table:data-pilot-member table:name="40500" table:display="true" table:show-details="true"/>
                <table:data-pilot-member table:name="41500" table:display="true" table:show-details="true"/>
                <table:data-pilot-member table:name="42200" table:display="true" table:show-details="true"/>
                <table:data-pilot-member table:name="43000" table:display="true" table:show-details="true"/>
                <table:data-pilot-member table:name="43100" table:display="true" table:show-details="true"/>
                <table:data-pilot-member table:name="45000" table:display="true" table:show-details="true"/>
                <table:data-pilot-member table:name="45700" table:display="true" table:show-details="true"/>
                <table:data-pilot-member table:name="46100" table:display="true" table:show-details="true"/>
                <table:data-pilot-member table:name="48000" table:display="true" table:show-details="true"/>
                <table:data-pilot-member table:name="48600" table:display="true" table:show-details="true"/>
                <table:data-pilot-member table:name="49000" table:display="true" table:show-details="true"/>
                <table:data-pilot-member table:name="50000" table:display="true" table:show-details="true"/>
                <table:data-pilot-member table:name="50100" table:display="true" table:show-details="true"/>
                <table:data-pilot-member table:name="50400" table:display="true" table:show-details="true"/>
                <table:data-pilot-member table:name="52000" table:display="true" table:show-details="true"/>
                <table:data-pilot-member table:name="52200" table:display="true" table:show-details="true"/>
                <table:data-pilot-member table:name="52900" table:display="true" table:show-details="true"/>
                <table:data-pilot-member table:name="55000" table:display="true" table:show-details="true"/>
                <table:data-pilot-member table:name="61000" table:display="true" table:show-details="true"/>
                <table:data-pilot-member table:name="63100" table:display="true" table:show-details="true"/>
                <table:data-pilot-member table:name="64300" table:display="true" table:show-details="true"/>
                <table:data-pilot-member table:name="68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 PL New Sung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New Sung" style:font-family-asian="'AR PL New Sung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date-style style:name="N140">
      <number:day/>
      <number:text> </number:text>
      <number:month number:style="long" number:textual="true"/>
      <number:text> </number:text>
      <number:year number:style="long"/>
      <number:text> r.</number:text>
    </number:date-style>
    <number:number-style style:name="N10114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0116" number:language="pl" number:country="PL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0117" number:language="pl" number:country="PL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0118" number:language="pl" number:country="PL" loext:transliteration-spellout="upper USD" number:transliteration-language="pl" number:transliteration-country="PL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.00.0000</text:date>, <text:time style:data-style-name="N2" text:time-value="14:42:48.477807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5T14:57:40.011135921</dc:date>
    <meta:editing-duration>PT25M32S</meta:editing-duration>
    <meta:editing-cycles>13</meta:editing-cycles>
    <meta:generator>LibreOffice/25.2.7.2$Linux_X86_64 LibreOffice_project/520$Build-2</meta:generator>
    <meta:document-statistic meta:table-count="6" meta:cell-count="266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circle" chart:style-name="ch1">
        <chart:title svg:x="6.48cm" svg:y="0.316cm" chart:style-name="ch2">
          <text:p>Wykształcenie</text:p>
        </chart:title>
        <chart:legend chart:legend-position="end" svg:x="13.19cm" svg:y="2.95cm" style:legend-expansion="high" chart:style-name="ch3"/>
        <chart:plot-area chart:style-name="ch4" svg:x="0.35cm" svg:y="1.445cm" svg:width="12.49cm" svg:height="6.305cm">
          <chart:coordinate-region svg:x="3.443cm" svg:y="1.446cm" svg:width="6.304cm" svg:height="6.304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stawowe</text:p>
                <draw:g>
                  <svg:desc>PT@categories</svg:desc>
                </draw:g>
              </table:table-cell>
              <table:table-cell office:value-type="float" office:value="0.25">
                <text:p>0.2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średnie</text:p>
              </table:table-cell>
              <table:table-cell office:value-type="float" office:value="0.322916666666667">
                <text:p>0.322916666666667</text:p>
              </table:table-cell>
            </table:table-row>
            <table:table-row>
              <table:table-cell office:value-type="string">
                <text:p>wyższe</text:p>
              </table:table-cell>
              <table:table-cell office:value-type="float" office:value="0.427083333333333">
                <text:p>0.4270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bar" chart:style-name="ch1">
        <chart:legend chart:legend-position="end" svg:x="11.329cm" svg:y="2.95cm" style:legend-expansion="high" chart:style-name="ch2"/>
        <chart:plot-area chart:style-name="ch3" svg:x="0.32cm" svg:y="0.18cm" svg:width="10.689cm" svg:height="7.74cm">
          <chart:coordinate-region svg:x="1.527cm" svg:y="0.379cm" svg:width="8.847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PT@data 0" chart:label-cell-address="PT@label 0" chart:class="chart:bar">
            <chart:data-point chart:repeated="3"/>
          </chart:series>
          <chart:series chart:attached-axis="primary-y" chart:style-name="ch9" chart:values-cell-range-address="PT@data 1" chart:label-cell-address="PT@label 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wiek</text:p>
                <draw:g>
                  <svg:desc>PT@label 0</svg:desc>
                </draw:g>
              </table:table-cell>
              <table:table-cell office:value-type="string">
                <text:p>Średni dochód roczny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dstawowe</text:p>
                <draw:g>
                  <svg:desc>PT@categories</svg:desc>
                </draw:g>
              </table:table-cell>
              <table:table-cell office:value-type="float" office:value="46.0833333333333">
                <text:p>46.0833333333333</text:p>
                <draw:g>
                  <svg:desc>PT@data 0</svg:desc>
                </draw:g>
              </table:table-cell>
              <table:table-cell office:value-type="float" office:value="29583.3333333333">
                <text:p>29583.3333333333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średnie</text:p>
              </table:table-cell>
              <table:table-cell office:value-type="float" office:value="39.9354838709677">
                <text:p>39.9354838709677</text:p>
              </table:table-cell>
              <table:table-cell office:value-type="float" office:value="29441.935483871">
                <text:p>29441.935483871</text:p>
              </table:table-cell>
            </table:table-row>
            <table:table-row>
              <table:table-cell office:value-type="string">
                <text:p>wyższe</text:p>
              </table:table-cell>
              <table:table-cell office:value-type="float" office:value="48.1951219512195">
                <text:p>48.1951219512195</text:p>
              </table:table-cell>
              <table:table-cell office:value-type="float" office:value="32648.7804878049">
                <text:p>32648.7804878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